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Math TeX Gyre" svg:font-family="'DejaVu Math TeX Gyre'"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StarSymbol" svg:font-family="Star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7.0903in" table:align="margins"/>
    </style:style>
    <style:style style:name="Table1.A" style:family="table-column">
      <style:table-column-properties style:column-width="5in" style:rel-column-width="46214*"/>
    </style:style>
    <style:style style:name="Table1.B" style:family="table-column">
      <style:table-column-properties style:column-width="2.0903in" style:rel-column-width="19321*"/>
    </style:style>
    <style:style style:name="Table1.1" style:family="table-row">
      <style:table-row-properties style:min-row-height="1.4965in"/>
    </style:style>
    <style:style style:name="Table1.A1" style:family="table-cell">
      <style:table-cell-properties fo:padding="0.0382in" fo:border="none"/>
    </style:style>
    <style:style style:name="Table2" style:family="table">
      <style:table-properties style:width="2.0083in" table:align="right"/>
    </style:style>
    <style:style style:name="Table2.A" style:family="table-column">
      <style:table-column-properties style:column-width="2.0083in"/>
    </style:style>
    <style:style style:name="Table2.A1" style:family="table-cell">
      <style:table-cell-properties fo:padding="0.0382in" fo:border="none"/>
    </style:style>
    <style:style style:name="Table2" style:family="table">
      <style:table-properties style:width="2.0083in" table:align="right"/>
    </style:style>
    <style:style style:name="Table2.A" style:family="table-column">
      <style:table-column-properties style:column-width="2.0083in"/>
    </style:style>
    <style:style style:name="Table2.A1" style:family="table-cell">
      <style:table-cell-properties fo:padding="0.0382in" fo:border="none"/>
    </style:style>
    <style:style style:name="Table3" style:family="table" style:master-page-name="">
      <style:table-properties style:width="7.0903in" style:page-number="auto" table:align="margins"/>
    </style:style>
    <style:style style:name="Table3.A" style:family="table-column">
      <style:table-column-properties style:column-width="7.0903in" style:rel-column-width="10210*"/>
    </style:style>
    <style:style style:name="Table3.A1" style:family="table-cell">
      <style:table-cell-properties fo:padding="0.0382in" fo:border="none"/>
    </style:style>
    <style:style style:name="Table4" style:family="table">
      <style:table-properties style:width="7.0646in" fo:margin-left="-0.0319in" table:align="left"/>
    </style:style>
    <style:style style:name="Table4.A" style:family="table-column">
      <style:table-column-properties style:column-width="0.9986in"/>
    </style:style>
    <style:style style:name="Table4.B" style:family="table-column">
      <style:table-column-properties style:column-width="6.066in"/>
    </style:style>
    <style:style style:name="Table4.A1" style:family="table-cell">
      <style:table-cell-properties fo:padding="0.0382in" fo:border="none"/>
    </style:style>
    <style:style style:name="Table4.B1" style:family="table-cell">
      <style:table-cell-properties fo:padding="0.0382in" fo:border-left="1pt solid #0066cc" fo:border-right="none" fo:border-top="none" fo:border-bottom="none"/>
    </style:style>
    <style:style style:name="Table5" style:family="table">
      <style:table-properties style:width="7.0139in" table:align="margins"/>
    </style:style>
    <style:style style:name="Table5.A" style:family="table-column">
      <style:table-column-properties style:column-width="2.309in" style:rel-column-width="21574*"/>
    </style:style>
    <style:style style:name="Table5.B" style:family="table-column">
      <style:table-column-properties style:column-width="4.7049in" style:rel-column-width="43961*"/>
    </style:style>
    <style:style style:name="Table5.A1" style:family="table-cell">
      <style:table-cell-properties fo:padding="0.0382in" fo:border="none"/>
    </style:style>
    <style:style style:name="Table7" style:family="table">
      <style:table-properties style:width="7.0139in" table:align="margins"/>
    </style:style>
    <style:style style:name="Table7.A" style:family="table-column">
      <style:table-column-properties style:column-width="2.3083in" style:rel-column-width="21568*"/>
    </style:style>
    <style:style style:name="Table7.B" style:family="table-column">
      <style:table-column-properties style:column-width="4.7056in" style:rel-column-width="43967*"/>
    </style:style>
    <style:style style:name="Table7.A1" style:family="table-cell">
      <style:table-cell-properties fo:padding="0.0382in" fo:border="none"/>
    </style:style>
    <style:style style:name="Table8" style:family="table">
      <style:table-properties style:width="7.0139in" table:align="margins"/>
    </style:style>
    <style:style style:name="Table8.A" style:family="table-column">
      <style:table-column-properties style:column-width="2.3083in" style:rel-column-width="21568*"/>
    </style:style>
    <style:style style:name="Table8.B" style:family="table-column">
      <style:table-column-properties style:column-width="4.7056in" style:rel-column-width="43967*"/>
    </style:style>
    <style:style style:name="Table8.A1" style:family="table-cell">
      <style:table-cell-properties fo:padding="0.0382in" fo:border="none"/>
    </style:style>
    <style:style style:name="Table4" style:family="table">
      <style:table-properties style:width="7.0646in" fo:margin-left="-0.0319in" table:align="left"/>
    </style:style>
    <style:style style:name="Table4.A" style:family="table-column">
      <style:table-column-properties style:column-width="0.9986in"/>
    </style:style>
    <style:style style:name="Table4.B" style:family="table-column">
      <style:table-column-properties style:column-width="6.066in"/>
    </style:style>
    <style:style style:name="Table4.A1" style:family="table-cell">
      <style:table-cell-properties fo:padding="0.0382in" fo:border="none"/>
    </style:style>
    <style:style style:name="Table4.B1" style:family="table-cell">
      <style:table-cell-properties fo:padding="0.0382in" fo:border-left="1pt solid #0066cc" fo:border-right="none" fo:border-top="none" fo:border-bottom="none"/>
    </style:style>
    <style:style style:name="Table5" style:family="table">
      <style:table-properties style:width="7.0139in" table:align="margins"/>
    </style:style>
    <style:style style:name="Table5.A" style:family="table-column">
      <style:table-column-properties style:column-width="2.309in" style:rel-column-width="21574*"/>
    </style:style>
    <style:style style:name="Table5.B" style:family="table-column">
      <style:table-column-properties style:column-width="4.7049in" style:rel-column-width="43961*"/>
    </style:style>
    <style:style style:name="Table5.A1" style:family="table-cell">
      <style:table-cell-properties fo:padding="0.0382in" fo:border="none"/>
    </style:style>
    <style:style style:name="Table7" style:family="table">
      <style:table-properties style:width="7.0139in" table:align="margins"/>
    </style:style>
    <style:style style:name="Table7.A" style:family="table-column">
      <style:table-column-properties style:column-width="2.3083in" style:rel-column-width="21568*"/>
    </style:style>
    <style:style style:name="Table7.B" style:family="table-column">
      <style:table-column-properties style:column-width="4.7056in" style:rel-column-width="43967*"/>
    </style:style>
    <style:style style:name="Table7.A1" style:family="table-cell">
      <style:table-cell-properties fo:padding="0.0382in" fo:border="none"/>
    </style:style>
    <style:style style:name="Table8" style:family="table">
      <style:table-properties style:width="7.0139in" table:align="margins"/>
    </style:style>
    <style:style style:name="Table8.A" style:family="table-column">
      <style:table-column-properties style:column-width="2.3083in" style:rel-column-width="21568*"/>
    </style:style>
    <style:style style:name="Table8.B" style:family="table-column">
      <style:table-column-properties style:column-width="4.7056in" style:rel-column-width="43967*"/>
    </style:style>
    <style:style style:name="Table8.A1" style:family="table-cell">
      <style:table-cell-properties fo:padding="0.0382in" fo:border="none"/>
    </style:style>
    <style:style style:name="Table6" style:family="table" style:master-page-name="">
      <style:table-properties style:width="7.0903in" style:page-number="auto" table:align="margins"/>
    </style:style>
    <style:style style:name="Table6.A" style:family="table-column">
      <style:table-column-properties style:column-width="7.0903in" style:rel-column-width="65535*"/>
    </style:style>
    <style:style style:name="Table6.A1" style:family="table-cell">
      <style:table-cell-properties fo:padding="0.0382in" fo:border="none"/>
    </style:style>
    <style:style style:name="P1" style:family="paragraph" style:parent-style-name="Footer">
      <style:paragraph-properties fo:text-align="end" style:justify-single-word="false"/>
      <style:text-properties style:font-name="Roboto1" fo:font-size="9pt" style:font-size-asian="9pt" style:font-size-complex="9pt"/>
    </style:style>
    <style:style style:name="P2" style:family="paragraph" style:parent-style-name="Table_20_Contents">
      <style:paragraph-properties fo:line-height="150%" fo:text-align="start" style:justify-single-word="false"/>
      <style:text-properties fo:color="#1c1c1c" loext:opacity="100%" style:font-name="Roboto1" fo:font-size="26pt" fo:font-weight="bold" officeooo:rsid="0017703e" officeooo:paragraph-rsid="00180003" style:font-size-asian="26pt" style:font-weight-asian="bold" style:font-size-complex="26pt" style:font-weight-complex="bold"/>
    </style:style>
    <style:style style:name="P3"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normal" officeooo:rsid="00153bdc" officeooo:paragraph-rsid="0038f881" style:font-size-asian="9.5pt" style:font-style-asian="normal" style:font-weight-asian="normal" style:font-size-complex="9.5pt" style:font-style-complex="normal" style:font-weight-complex="normal"/>
    </style:style>
    <style:style style:name="P4"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71053c" officeooo:paragraph-rsid="00783dff" style:font-size-asian="9.5pt" style:font-style-asian="normal" style:font-weight-asian="normal" style:font-size-complex="9.5pt" style:font-style-complex="normal" style:font-weight-complex="normal"/>
    </style:style>
    <style:style style:name="P5"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6dc9d2" officeooo:paragraph-rsid="00783dff" style:font-size-asian="9.5pt" style:font-style-asian="normal" style:font-weight-asian="normal" style:font-size-complex="9.5pt" style:font-style-complex="normal" style:font-weight-complex="normal"/>
    </style:style>
    <style:style style:name="P6"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6dc9d2" officeooo:paragraph-rsid="010037ba" style:font-size-asian="9.5pt" style:font-style-asian="normal" style:font-weight-asian="normal" style:font-size-complex="9.5pt" style:font-style-complex="normal" style:font-weight-complex="normal"/>
    </style:style>
    <style:style style:name="P7"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783dff" officeooo:paragraph-rsid="00783dff" style:font-size-asian="9.5pt" style:font-style-asian="normal" style:font-weight-asian="normal" style:font-size-complex="9.5pt" style:font-style-complex="normal" style:font-weight-complex="normal"/>
    </style:style>
    <style:style style:name="P8"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783dff" officeooo:paragraph-rsid="00783dff" style:font-size-asian="9.5pt" style:font-style-asian="normal" style:font-weight-asian="normal" style:font-size-complex="9.5pt" style:font-style-complex="normal" style:font-weight-complex="normal"/>
    </style:style>
    <style:style style:name="P9"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dbb48c" officeooo:paragraph-rsid="00dbb48c" style:font-size-asian="9.5pt" style:font-style-asian="normal" style:font-weight-asian="normal" style:font-size-complex="9.5pt" style:font-style-complex="normal" style:font-weight-complex="normal"/>
    </style:style>
    <style:style style:name="P10"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0dbb48c" officeooo:paragraph-rsid="01cba885" style:font-size-asian="9.5pt" style:font-style-asian="normal" style:font-weight-asian="normal" style:font-size-complex="9.5pt" style:font-style-complex="normal" style:font-weight-complex="normal"/>
    </style:style>
    <style:style style:name="P11" style:family="paragraph" style:parent-style-name="Table_20_Contents">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12"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06dc9d2" officeooo:paragraph-rsid="00783dff" style:font-size-asian="9.5pt" style:font-style-asian="italic" style:font-weight-asian="normal" style:font-size-complex="9.5pt" style:font-style-complex="italic" style:font-weight-complex="normal"/>
    </style:style>
    <style:style style:name="P13"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10037ba" officeooo:paragraph-rsid="010037ba" style:font-size-asian="9.5pt" style:font-style-asian="italic" style:font-weight-asian="normal" style:font-size-complex="9.5pt" style:font-style-complex="italic" style:font-weight-complex="normal"/>
    </style:style>
    <style:style style:name="P14"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06df8ec" officeooo:paragraph-rsid="00783dff" style:font-size-asian="9.5pt" style:font-style-asian="italic" style:font-weight-asian="normal" style:font-size-complex="9.5pt" style:font-style-complex="italic" style:font-weight-complex="normal"/>
    </style:style>
    <style:style style:name="P15"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071053c" officeooo:paragraph-rsid="00783dff" style:font-size-asian="9.5pt" style:font-style-asian="italic" style:font-weight-asian="normal" style:font-size-complex="9.5pt" style:font-style-complex="italic" style:font-weight-complex="normal"/>
    </style:style>
    <style:style style:name="P16"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0783dff" officeooo:paragraph-rsid="00783dff" style:font-size-asian="9.5pt" style:font-style-asian="italic" style:font-weight-asian="normal" style:font-size-complex="9.5pt" style:font-style-complex="italic" style:font-weight-complex="normal"/>
    </style:style>
    <style:style style:name="P17"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0dbb48c" officeooo:paragraph-rsid="00dbb48c" style:font-size-asian="9.5pt" style:font-style-asian="italic" style:font-weight-asian="normal" style:font-size-complex="9.5pt" style:font-style-complex="italic" style:font-weight-complex="normal"/>
    </style:style>
    <style:style style:name="P18"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italic" style:text-underline-style="none" fo:font-weight="normal" officeooo:rsid="01cba885" officeooo:paragraph-rsid="01cba885" style:font-size-asian="9.5pt" style:font-style-asian="italic" style:font-weight-asian="normal" style:font-size-complex="9.5pt" style:font-style-complex="italic" style:font-weight-complex="normal"/>
    </style:style>
    <style:style style:name="P19"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0fab406" officeooo:paragraph-rsid="00fab406" style:font-size-asian="9pt" style:font-style-asian="normal" style:font-weight-asian="normal" style:font-size-complex="9pt" style:font-style-complex="normal" style:font-weight-complex="normal"/>
    </style:style>
    <style:style style:name="P20" style:family="paragraph" style:parent-style-name="Table_20_Contents">
      <loext:graphic-properties draw:fill="none"/>
      <style:paragraph-properties fo:margin-left="0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1" fo:font-size="9pt" fo:font-style="normal" style:text-underline-style="none" fo:font-weight="normal" officeooo:rsid="007e1713" officeooo:paragraph-rsid="007e1713" style:font-size-asian="9pt" style:font-style-asian="normal" style:font-weight-asian="normal" style:font-size-complex="9pt" style:font-style-complex="normal" style:font-weight-complex="normal"/>
    </style:style>
    <style:style style:name="P21" style:family="paragraph" style:parent-style-name="Table_20_Contents">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36e40d" officeooo:paragraph-rsid="0094fe8f" style:font-size-asian="9pt" style:font-style-asian="normal" style:font-weight-asian="normal" style:font-size-complex="9pt" style:font-style-complex="normal" style:font-weight-complex="normal"/>
    </style:style>
    <style:style style:name="P22" style:family="paragraph" style:parent-style-name="Table_20_Contents">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1" fo:font-size="9pt" fo:font-style="normal" style:text-underline-style="none" fo:font-weight="normal" officeooo:rsid="00acbb4d" officeooo:paragraph-rsid="00acbb4d" style:font-size-asian="9pt" style:font-style-asian="normal" style:font-weight-asian="normal" style:font-size-complex="9pt" style:font-style-complex="normal" style:font-weight-complex="normal"/>
    </style:style>
    <style:style style:name="P23"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9pt" fo:font-style="normal" style:text-underline-style="none" fo:font-weight="normal" officeooo:rsid="010d8a53" officeooo:paragraph-rsid="010d8a53" style:font-size-asian="9pt" style:font-style-asian="normal" style:font-weight-asian="normal" style:font-size-complex="9pt" style:font-style-complex="normal" style:font-weight-complex="normal"/>
    </style:style>
    <style:style style:name="P24"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9pt" fo:font-style="normal" style:text-underline-style="none" fo:font-weight="normal" officeooo:rsid="010d8a53" officeooo:paragraph-rsid="010d8a53" style:font-size-asian="9pt" style:font-style-asian="normal" style:font-weight-asian="normal" style:font-size-complex="9pt" style:font-style-complex="normal" style:font-weight-complex="normal"/>
    </style:style>
    <style:style style:name="P25"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9pt" fo:font-style="normal" style:text-underline-style="none" fo:font-weight="normal" officeooo:rsid="0123392d" officeooo:paragraph-rsid="012825c5" style:font-size-asian="9pt" style:font-style-asian="normal" style:font-weight-asian="normal" style:font-size-complex="9pt" style:font-style-complex="normal" style:font-weight-complex="normal"/>
    </style:style>
    <style:style style:name="P26"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9pt" fo:font-style="normal" style:text-underline-style="none" fo:font-weight="normal" officeooo:rsid="0123392d" officeooo:paragraph-rsid="012c4128" style:font-size-asian="9pt" style:font-style-asian="normal" style:font-weight-asian="normal" style:font-size-complex="9pt" style:font-style-complex="normal" style:font-weight-complex="normal"/>
    </style:style>
    <style:style style:name="P27"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9pt" fo:font-style="normal" style:text-underline-style="none" fo:font-weight="normal" officeooo:rsid="013140a6" officeooo:paragraph-rsid="013140a6" style:font-size-asian="9pt" style:font-style-asian="normal" style:font-weight-asian="normal" style:font-size-complex="9pt" style:font-style-complex="normal" style:font-weight-complex="normal"/>
    </style:style>
    <style:style style:name="P28" style:family="paragraph" style:parent-style-name="Table_20_Contents">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29" style:family="paragraph" style:parent-style-name="Table_20_Contents">
      <loext:graphic-properties draw:fill="none"/>
      <style:paragraph-properties fo:margin-left="0.1252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30" style:family="paragraph" style:parent-style-name="Table_20_Contents">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e31a8" officeooo:paragraph-rsid="01be31a8" style:font-size-asian="9pt" style:font-style-asian="normal" style:font-weight-asian="normal" style:font-size-complex="9pt" style:font-style-complex="normal" style:font-weight-complex="normal"/>
    </style:style>
    <style:style style:name="P31" style:family="paragraph" style:parent-style-name="Table_20_Contents">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s>
      </style:paragraph-properties>
      <style:text-properties fo:color="#333333" loext:opacity="100%" style:text-line-through-style="none" style:text-line-through-type="none" style:font-name="Roboto1" fo:font-size="9pt" fo:font-style="italic" style:text-underline-style="none" fo:font-weight="bold" officeooo:rsid="009e428b" officeooo:paragraph-rsid="009e428b" style:font-size-asian="9pt" style:font-style-asian="italic" style:font-weight-asian="bold" style:font-size-complex="9pt" style:font-style-complex="italic" style:font-weight-complex="bold"/>
    </style:style>
    <style:style style:name="P32"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font-name="Times New Roman" fo:font-size="11.5pt" fo:font-style="normal" style:text-underline-style="solid" style:text-underline-width="auto" style:text-underline-color="font-color" fo:font-weight="normal" officeooo:rsid="0038f881" officeooo:paragraph-rsid="0038f881" style:font-size-asian="11.5pt" style:font-style-asian="normal" style:font-weight-asian="normal" style:font-size-complex="11.5pt" style:font-style-complex="normal" style:font-weight-complex="normal"/>
    </style:style>
    <style:style style:name="P33"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font-name="Roboto1" fo:font-size="9.5pt" fo:font-style="normal" style:text-underline-style="none" fo:font-weight="normal" officeooo:rsid="00146aad" officeooo:paragraph-rsid="0038f881" style:font-size-asian="9.5pt" style:font-style-asian="normal" style:font-weight-asian="normal" style:font-size-complex="9.5pt" style:font-style-complex="normal" style:font-weight-complex="normal"/>
    </style:style>
    <style:style style:name="P34" style:family="paragraph" style:parent-style-name="Table_20_Contents">
      <style:paragraph-properties fo:margin-top="0.0398in" fo:margin-bottom="0.0398in" style:contextual-spacing="false" fo:text-align="justify" style:justify-single-word="false"/>
      <style:text-properties fo:color="#333333" loext:opacity="100%" style:font-name="Roboto1" fo:font-size="9.5pt" fo:font-style="italic" fo:font-weight="normal" officeooo:rsid="0061ac36" officeooo:paragraph-rsid="006aec23" style:font-size-asian="9.5pt" style:font-style-asian="italic" style:font-weight-asian="normal" style:font-size-complex="9.5pt" style:font-style-complex="italic" style:font-weight-complex="normal"/>
    </style:style>
    <style:style style:name="P35" style:family="paragraph" style:parent-style-name="Table_20_Contents">
      <style:paragraph-properties fo:margin-top="0.0398in" fo:margin-bottom="0.0398in" style:contextual-spacing="false" fo:text-align="justify" style:justify-single-word="false"/>
      <style:text-properties fo:color="#333333" loext:opacity="100%" style:font-name="Roboto1" fo:font-size="9.5pt" fo:font-style="italic" fo:font-weight="normal" officeooo:rsid="0068f3d1" officeooo:paragraph-rsid="006aec23" style:font-size-asian="9.5pt" style:font-style-asian="italic" style:font-weight-asian="normal" style:font-size-complex="9.5pt" style:font-style-complex="italic" style:font-weight-complex="normal"/>
    </style:style>
    <style:style style:name="P36" style:family="paragraph" style:parent-style-name="Table_20_Contents">
      <style:paragraph-properties fo:margin-top="0.0398in" fo:margin-bottom="0.0398in" style:contextual-spacing="false" fo:text-align="justify" style:justify-single-word="false"/>
      <style:text-properties fo:color="#333333" loext:opacity="100%" style:font-name="Roboto1" fo:font-size="9.5pt" fo:font-style="italic" fo:font-weight="normal" officeooo:rsid="0069fcce" officeooo:paragraph-rsid="006aec23" style:font-size-asian="9.5pt" style:font-style-asian="italic" style:font-weight-asian="normal" style:font-size-complex="9.5pt" style:font-style-complex="italic" style:font-weight-complex="normal"/>
    </style:style>
    <style:style style:name="P37"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000099" loext:opacity="100%" style:font-name="Times New Roman" fo:font-size="10pt" fo:font-style="normal" style:text-underline-style="none" fo:font-weight="normal" officeooo:rsid="00146aad" officeooo:paragraph-rsid="00397b5d"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in" fo:margin-top="0.0791in" fo:margin-bottom="0.0791in" style:contextual-spacing="false" fo:line-height="115%" fo:text-align="start" style:justify-single-word="false" fo:text-indent="0in" style:auto-text-indent="false"/>
      <style:text-properties fo:color="#0066cc" loext:opacity="100%" style:font-name="Roboto1" fo:font-size="13pt" fo:font-weight="normal" officeooo:rsid="0060c6b7" officeooo:paragraph-rsid="006aec23" style:font-size-asian="13pt" style:font-weight-asian="normal" style:font-size-complex="13pt" style:font-weight-complex="normal"/>
    </style:style>
    <style:style style:name="P39" style:family="paragraph" style:parent-style-name="Standard">
      <style:text-properties officeooo:paragraph-rsid="01cba885"/>
    </style:style>
    <style:style style:name="P40" style:family="paragraph" style:parent-style-name="Table_20_Contents">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font-variant="normal" fo:text-transform="none" fo:color="#181717" loext:opacity="100%" style:font-name="Roboto1" fo:font-size="9pt" fo:letter-spacing="normal" fo:font-style="normal" fo:font-weight="normal" officeooo:paragraph-rsid="01c9b08d" style:font-size-asian="9pt" style:font-weight-asian="normal" style:font-size-complex="9pt" style:font-weight-complex="normal"/>
    </style:style>
    <style:style style:name="P41" style:family="paragraph" style:parent-style-name="Table_20_Contents">
      <style:paragraph-properties fo:margin-left="0in" fo:margin-right="0in" fo:margin-top="0in" fo:margin-bottom="0in" style:contextual-spacing="false" fo:line-height="115%" fo:text-align="start" style:justify-single-word="false" fo:text-indent="0in" style:auto-text-indent="false"/>
      <style:text-properties fo:color="#666666" loext:opacity="100%" style:font-name="Roboto1" fo:font-size="20pt" fo:font-weight="normal" officeooo:rsid="0017703e" officeooo:paragraph-rsid="00180003" style:font-size-asian="20pt" style:font-weight-asian="normal" style:font-size-complex="20pt" style:font-weight-complex="normal"/>
    </style:style>
    <style:style style:name="P42"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bold" officeooo:rsid="0068f3d1" officeooo:paragraph-rsid="00fab406" style:font-size-asian="9.5pt" style:font-style-asian="normal" style:font-weight-asian="bold" style:font-size-complex="9.5pt" style:font-style-complex="normal" style:font-weight-complex="bold"/>
    </style:style>
    <style:style style:name="P43"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bold" officeooo:rsid="0068f3d1" officeooo:paragraph-rsid="006aec23" style:font-size-asian="9.5pt" style:font-style-asian="normal" style:font-weight-asian="bold" style:font-size-complex="9.5pt" style:font-style-complex="normal" style:font-weight-complex="bold"/>
    </style:style>
    <style:style style:name="P44"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bold" officeooo:rsid="0068f3d1" officeooo:paragraph-rsid="00fdbd36" style:font-size-asian="9.5pt" style:font-style-asian="normal" style:font-weight-asian="bold" style:font-size-complex="9.5pt" style:font-style-complex="normal" style:font-weight-complex="bold"/>
    </style:style>
    <style:style style:name="P45"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bold" officeooo:rsid="0069fcce" officeooo:paragraph-rsid="00e75645" style:font-size-asian="9.5pt" style:font-style-asian="normal" style:font-weight-asian="bold" style:font-size-complex="9.5pt" style:font-style-complex="normal" style:font-weight-complex="bold"/>
    </style:style>
    <style:style style:name="P46"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5pt" fo:font-style="normal" style:text-underline-style="none" fo:font-weight="bold" officeooo:rsid="0069fcce" officeooo:paragraph-rsid="00e75645" style:font-size-asian="9.5pt" style:font-style-asian="normal" style:font-weight-asian="bold" style:font-size-complex="9.5pt" style:font-style-complex="normal" style:font-weight-complex="bold"/>
    </style:style>
    <style:style style:name="P47" style:family="paragraph" style:parent-style-name="List_20_Paragraph" style:list-style-name="WWNum1">
      <loext:graphic-properties draw:fill="none"/>
      <style:paragraph-properties fo:margin-left="0.0618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1c54e36" officeooo:paragraph-rsid="01c54e36" style:font-size-asian="9pt" style:font-style-asian="normal" style:font-weight-asian="normal" style:font-size-complex="9pt" style:font-style-complex="normal" style:font-weight-complex="normal"/>
    </style:style>
    <style:style style:name="P48"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0ee3515" officeooo:paragraph-rsid="017039bc" style:font-size-asian="9pt" style:font-style-asian="normal" style:font-weight-asian="normal" style:font-size-complex="9pt" style:font-style-complex="normal" style:font-weight-complex="normal"/>
    </style:style>
    <style:style style:name="P49"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0fab406" officeooo:paragraph-rsid="00fdbd36" style:font-size-asian="9pt" style:font-style-asian="normal" style:font-weight-asian="normal" style:font-size-complex="9pt" style:font-style-complex="normal" style:font-weight-complex="normal"/>
    </style:style>
    <style:style style:name="P50" style:family="paragraph" style:parent-style-name="List_20_Paragraph" style:list-style-name="WWNum1">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0fab406" officeooo:paragraph-rsid="00fab406" style:font-size-asian="9pt" style:font-style-asian="normal" style:font-weight-asian="normal" style:font-size-complex="9pt" style:font-style-complex="normal" style:font-weight-complex="normal"/>
    </style:style>
    <style:style style:name="P51" style:family="paragraph" style:parent-style-name="List_20_Paragraph" style:list-style-name="WWNum1">
      <loext:graphic-properties draw:fill="none"/>
      <style:paragraph-properties fo:margin-left="0in" fo:margin-right="0in"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1" fo:font-size="9pt" fo:font-style="normal" style:text-underline-style="none" fo:font-weight="normal" officeooo:rsid="00556392" officeooo:paragraph-rsid="00556392"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000099" loext:opacity="100%" style:font-name="Roboto1" fo:font-size="9.5pt" fo:font-style="normal" style:text-underline-style="solid" style:text-underline-width="auto" style:text-underline-color="font-color" fo:font-weight="normal" officeooo:rsid="004286de" officeooo:paragraph-rsid="004286de" style:font-size-asian="9.5pt" style:font-style-asian="normal" style:font-weight-asian="normal" style:font-size-complex="9.5pt" style:font-style-complex="normal" style:font-weight-complex="normal"/>
    </style:style>
    <style:style style:name="P53"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1" fo:font-size="13pt" fo:font-style="normal" style:text-underline-style="none" fo:font-weight="normal" officeooo:rsid="006cb9ec" officeooo:paragraph-rsid="006cb9ec" style:font-size-asian="13pt" style:font-style-asian="normal" style:font-weight-asian="normal" style:font-size-complex="13pt" style:font-style-complex="normal" style:font-weight-complex="normal"/>
    </style:style>
    <style:style style:name="P54"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1" fo:font-size="13pt" fo:font-style="normal" style:text-underline-style="none" fo:font-weight="normal" officeooo:rsid="01472408" officeooo:paragraph-rsid="01472408" style:font-size-asian="13pt" style:font-style-asian="normal" style:font-weight-asian="normal" style:font-size-complex="13pt" style:font-style-complex="normal" style:font-weight-complex="normal"/>
    </style:style>
    <style:style style:name="P55"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1" fo:font-size="13pt" fo:font-style="normal" style:text-underline-style="none" fo:font-weight="normal" officeooo:rsid="019a8edd" officeooo:paragraph-rsid="01c9b08d" style:font-size-asian="13pt" style:font-style-asian="normal" style:font-weight-asian="normal" style:font-size-complex="13pt" style:font-style-complex="normal" style:font-weight-complex="normal"/>
    </style:style>
    <style:style style:name="P56"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1" fo:font-size="13pt" fo:font-style="normal" style:text-underline-style="none" fo:font-weight="normal" officeooo:rsid="008b0e85" officeooo:paragraph-rsid="008b0e85" style:font-size-asian="13pt" style:font-style-asian="normal" style:font-weight-asian="normal" style:font-size-complex="13pt" style:font-style-complex="normal" style:font-weight-complex="normal"/>
    </style:style>
    <style:style style:name="P57"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1" fo:font-size="13pt" fo:font-style="normal" style:text-underline-style="none" fo:font-weight="normal" officeooo:rsid="007c4998" officeooo:paragraph-rsid="007c4998" style:font-size-asian="13pt" style:font-style-asian="normal" style:font-weight-asian="normal" style:font-size-complex="13pt" style:font-style-complex="normal" style:font-weight-complex="normal"/>
    </style:style>
    <style:style style:name="P58" style:family="paragraph" style:parent-style-name="Table_20_Contents">
      <style:paragraph-properties fo:margin-left="0in" fo:margin-right="0in" fo:margin-top="0.0398in" fo:margin-bottom="0.0398in" style:contextual-spacing="false" fo:line-height="115%" fo:text-align="start" style:justify-single-word="false" fo:text-indent="0in" style:auto-text-indent="false"/>
      <style:text-properties fo:color="#0066cc" loext:opacity="100%" style:font-name="Roboto1" fo:font-size="13pt" fo:font-weight="normal" officeooo:rsid="00556392" officeooo:paragraph-rsid="00556392" style:font-size-asian="13pt" style:font-weight-asian="normal" style:font-size-complex="13pt" style:font-weight-complex="normal"/>
    </style:style>
    <style:style style:name="P59"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bold" officeooo:rsid="0147448d" officeooo:paragraph-rsid="0147448d" style:font-size-asian="9.5pt" style:font-style-asian="normal" style:font-weight-asian="bold" style:font-size-complex="9.5pt" style:font-style-complex="normal" style:font-weight-complex="bold"/>
    </style:style>
    <style:style style:name="P60"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61"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62"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bold" officeooo:rsid="01d6ed71" officeooo:paragraph-rsid="01d6ed71" style:font-size-asian="9.5pt" style:font-style-asian="normal" style:font-weight-asian="bold" style:font-size-complex="9.5pt" style:font-style-complex="normal" style:font-weight-complex="bold"/>
    </style:style>
    <style:style style:name="P63"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5pt" fo:font-style="normal" style:text-underline-style="none" fo:font-weight="normal" officeooo:rsid="01d6ed71" officeooo:paragraph-rsid="01d6ed71" style:font-size-asian="9.5pt" style:font-style-asian="normal" style:font-weight-asian="normal" style:font-size-complex="9.5pt" style:font-style-complex="normal" style:font-weight-complex="normal"/>
    </style:style>
    <style:style style:name="P64"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1898in"/>
        </style:tab-stops>
      </style:paragraph-properties>
      <style:text-properties fo:color="#333333" loext:opacity="100%" style:text-line-through-style="none" style:text-line-through-type="none" style:font-name="Roboto1" fo:font-size="10pt" fo:font-style="normal" style:text-underline-style="none" fo:font-weight="bold" officeooo:rsid="007f199d" officeooo:paragraph-rsid="018479ac" style:font-size-asian="10pt" style:font-style-asian="normal" style:font-weight-asian="bold" style:font-size-complex="10pt" style:font-style-complex="normal" style:font-weight-complex="bold"/>
    </style:style>
    <style:style style:name="P65"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1898in"/>
        </style:tab-stops>
      </style:paragraph-properties>
      <style:text-properties fo:color="#333333" loext:opacity="100%" style:text-line-through-style="none" style:text-line-through-type="none" style:font-name="Roboto1" fo:font-size="10pt" fo:font-style="normal" style:text-underline-style="none" fo:font-weight="bold" officeooo:rsid="007f199d" officeooo:paragraph-rsid="01d6ed71" style:font-size-asian="10pt" style:font-style-asian="normal" style:font-weight-asian="bold" style:font-size-complex="10pt" style:font-style-complex="normal" style:font-weight-complex="bold"/>
    </style:style>
    <style:style style:name="P66"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10pt" fo:font-style="normal" style:text-underline-style="none" fo:font-weight="bold" officeooo:rsid="00d311c7" officeooo:paragraph-rsid="00d311c7" style:font-size-asian="10pt" style:font-style-asian="normal" style:font-weight-asian="bold" style:font-size-complex="10pt" style:font-style-complex="normal" style:font-weight-complex="bold"/>
    </style:style>
    <style:style style:name="P67"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10pt" fo:font-style="normal" style:text-underline-style="none" fo:font-weight="bold" officeooo:rsid="0122ca78" officeooo:paragraph-rsid="0122ca78" style:font-size-asian="10pt" style:font-style-asian="normal" style:font-weight-asian="bold" style:font-size-complex="10pt" style:font-style-complex="normal" style:font-weight-complex="bold"/>
    </style:style>
    <style:style style:name="P68"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1" fo:font-size="10pt" fo:font-style="normal" style:text-underline-style="none" fo:font-weight="bold" officeooo:rsid="012c4128" officeooo:paragraph-rsid="012c4128" style:font-size-asian="10pt" style:font-style-asian="normal" style:font-weight-asian="bold" style:font-size-complex="10pt" style:font-style-complex="normal" style:font-weight-complex="bold"/>
    </style:style>
    <style:style style:name="P69" style:family="paragraph" style:parent-style-name="Table_20_Contents" style:list-style-name="L2">
      <loext:graphic-properties draw:fill="none"/>
      <style:paragraph-properties fo:margin-left="0.1866in" fo:margin-right="0in" fo:margin-top="0.0398in" fo:margin-bottom="0.0398in" style:contextual-spacing="false" fo:line-height="115%" fo:text-align="start" style:justify-single-word="false" fo:text-indent="-0.1866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1" fo:font-size="10pt" fo:font-style="normal" style:text-underline-style="none" fo:font-weight="bold" officeooo:rsid="007d06f0" officeooo:paragraph-rsid="007e1713" style:font-size-asian="10pt" style:font-style-asian="normal" style:font-weight-asian="bold" style:font-size-complex="10pt" style:font-style-complex="normal" style:font-weight-complex="bold"/>
    </style:style>
    <style:style style:name="P70"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9f14d1" officeooo:paragraph-rsid="01c9b08d" style:font-size-asian="10pt" style:font-style-asian="normal" style:font-weight-asian="bold" style:font-size-complex="10pt" style:font-style-complex="normal" style:font-weight-complex="bold"/>
    </style:style>
    <style:style style:name="P71"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ce471b" officeooo:paragraph-rsid="01ce471b" style:font-size-asian="10pt" style:font-style-asian="normal" style:font-weight-asian="bold" style:font-size-complex="10pt" style:font-style-complex="normal" style:font-weight-complex="bold"/>
    </style:style>
    <style:style style:name="P72"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b79d2c" officeooo:paragraph-rsid="01b79d2c" style:font-size-asian="10pt" style:font-style-asian="normal" style:font-weight-asian="bold" style:font-size-complex="10pt" style:font-style-complex="normal" style:font-weight-complex="bold"/>
    </style:style>
    <style:style style:name="P73"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bff214" officeooo:paragraph-rsid="01bff214" style:font-size-asian="10pt" style:font-style-asian="normal" style:font-weight-asian="bold" style:font-size-complex="10pt" style:font-style-complex="normal" style:font-weight-complex="bold"/>
    </style:style>
    <style:style style:name="P7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08b0e85" officeooo:paragraph-rsid="01bff214" style:font-size-asian="10pt" style:font-style-asian="normal" style:font-weight-asian="bold" style:font-size-complex="10pt" style:font-style-complex="normal" style:font-weight-complex="bold"/>
    </style:style>
    <style:style style:name="P75"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08b0e85" officeooo:paragraph-rsid="01b954e1" style:font-size-asian="10pt" style:font-style-asian="normal" style:font-weight-asian="bold" style:font-size-complex="10pt" style:font-style-complex="normal" style:font-weight-complex="bold"/>
    </style:style>
    <style:style style:name="P76"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08b0e85" officeooo:paragraph-rsid="01ba72e3" style:font-size-asian="10pt" style:font-style-asian="normal" style:font-weight-asian="bold" style:font-size-complex="10pt" style:font-style-complex="normal" style:font-weight-complex="bold"/>
    </style:style>
    <style:style style:name="P77" style:family="paragraph" style:parent-style-name="Table_20_Contents" style:list-style-name="WWNum1">
      <loext:graphic-properties draw:fill="none"/>
      <style:paragraph-properties fo:margin-left="0.0618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08b0e85" officeooo:paragraph-rsid="016430ac" style:font-size-asian="10pt" style:font-style-asian="normal" style:font-weight-asian="bold" style:font-size-complex="10pt" style:font-style-complex="normal" style:font-weight-complex="bold"/>
    </style:style>
    <style:style style:name="P78"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in"/>
        </style:tab-stops>
      </style:paragraph-properties>
      <style:text-properties fo:color="#333333" loext:opacity="100%" style:text-line-through-style="none" style:text-line-through-type="none" style:font-name="Roboto1" fo:font-size="10pt" fo:font-style="normal" style:text-underline-style="none" fo:font-weight="bold" officeooo:rsid="008b0e85" officeooo:paragraph-rsid="01b954e1" style:font-size-asian="10pt" style:font-style-asian="normal" style:font-weight-asian="bold" style:font-size-complex="10pt" style:font-style-complex="normal" style:font-weight-complex="bold"/>
    </style:style>
    <style:style style:name="P79"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10pt" fo:font-style="normal" style:text-underline-style="none" fo:font-weight="bold" officeooo:rsid="009c5693" officeooo:paragraph-rsid="016430ac" style:font-size-asian="10pt" style:font-style-asian="normal" style:font-weight-asian="bold" style:font-size-complex="10pt" style:font-style-complex="normal" style:font-weight-complex="bold"/>
    </style:style>
    <style:style style:name="P80"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db5799" officeooo:paragraph-rsid="01db5799" style:font-size-asian="10pt" style:font-style-asian="normal" style:font-weight-asian="bold" style:font-size-complex="10pt" style:font-style-complex="normal" style:font-weight-complex="bold"/>
    </style:style>
    <style:style style:name="P81"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1dfffcb" officeooo:paragraph-rsid="01dfffcb" style:font-size-asian="10pt" style:font-style-asian="normal" style:font-weight-asian="bold" style:font-size-complex="10pt" style:font-style-complex="normal" style:font-weight-complex="bold"/>
    </style:style>
    <style:style style:name="P82" style:family="paragraph" style:parent-style-name="Table_20_Contents" style:list-style-name="L4">
      <loext:graphic-properties draw:fill="none"/>
      <style:paragraph-properties fo:margin-left="0.06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1" fo:font-size="10pt" fo:font-style="normal" style:text-underline-style="none" fo:font-weight="bold" officeooo:rsid="00acbb4d" officeooo:paragraph-rsid="00acbb4d" style:font-size-asian="8.75pt" style:font-style-asian="normal" style:font-weight-asian="bold" style:font-size-complex="10pt" style:font-style-complex="normal" style:font-weight-complex="bold"/>
    </style:style>
    <style:style style:name="P83" style:family="paragraph" style:parent-style-name="Table_20_Contents" style:list-style-name="L4">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tab-stop style:position="-0.2256in"/>
          <style:tab-stop style:position="0.0661in"/>
        </style:tab-stops>
      </style:paragraph-properties>
      <style:text-properties fo:color="#333333" loext:opacity="100%" style:text-line-through-style="none" style:text-line-through-type="none" style:font-name="Roboto1" fo:font-size="10pt" fo:font-style="normal" style:text-underline-style="none" fo:font-weight="bold" officeooo:rsid="01c30187" officeooo:paragraph-rsid="01c30187" style:font-size-asian="8.75pt" style:font-style-asian="normal" style:font-weight-asian="bold" style:font-size-complex="10pt" style:font-style-complex="normal" style:font-weight-complex="bold"/>
    </style:style>
    <style:style style:name="P84" style:family="paragraph" style:parent-style-name="Table_20_Contents" style:list-style-name="WWNum1">
      <loext:graphic-properties draw:fill="none"/>
      <style:paragraph-properties fo:margin-left="0.1866in" fo:margin-right="0in" fo:margin-top="0.0398in" fo:margin-bottom="0.0398in" style:contextual-spacing="false" fo:line-height="115%" fo:text-align="start" style:justify-single-word="false" fo:text-indent="-0.1866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07f415c" officeooo:paragraph-rsid="018479ac" style:font-size-asian="9pt" style:font-style-asian="normal" style:font-weight-asian="normal" style:font-size-complex="9pt" style:font-style-complex="normal" style:font-weight-complex="normal"/>
    </style:style>
    <style:style style:name="P85" style:family="paragraph" style:parent-style-name="Table_20_Contents" style:list-style-name="L1">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07cd044" officeooo:paragraph-rsid="007cd044" style:font-size-asian="9pt" style:font-style-asian="normal" style:font-weight-asian="normal" style:font-size-complex="9pt" style:font-style-complex="normal" style:font-weight-complex="normal"/>
    </style:style>
    <style:style style:name="P86" style:family="paragraph" style:parent-style-name="Table_20_Contents" style:list-style-name="L2">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1" fo:font-size="9pt" fo:font-style="normal" style:text-underline-style="none" fo:font-weight="normal" officeooo:rsid="007d06f0" officeooo:paragraph-rsid="007e1713" style:font-size-asian="9pt" style:font-style-asian="normal" style:font-weight-asian="normal" style:font-size-complex="9pt" style:font-style-complex="normal" style:font-weight-complex="normal"/>
    </style:style>
    <style:style style:name="P87"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79d2c" officeooo:paragraph-rsid="01ce471b" style:font-size-asian="9pt" style:font-style-asian="normal" style:font-weight-asian="normal" style:font-size-complex="9pt" style:font-style-complex="normal" style:font-weight-complex="normal"/>
    </style:style>
    <style:style style:name="P88"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79d2c" officeooo:paragraph-rsid="01b79d2c" style:font-size-asian="9pt" style:font-style-asian="normal" style:font-weight-asian="normal" style:font-size-complex="9pt" style:font-style-complex="normal" style:font-weight-complex="normal"/>
    </style:style>
    <style:style style:name="P89"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ce62a7" officeooo:paragraph-rsid="01ce62a7" style:font-size-asian="9pt" style:font-style-asian="normal" style:font-weight-asian="normal" style:font-size-complex="9pt" style:font-style-complex="normal" style:font-weight-complex="normal"/>
    </style:style>
    <style:style style:name="P90"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ce62a7" officeooo:paragraph-rsid="01db5799" style:font-size-asian="9pt" style:font-style-asian="normal" style:font-weight-asian="normal" style:font-size-complex="9pt" style:font-style-complex="normal" style:font-weight-complex="normal"/>
    </style:style>
    <style:style style:name="P91"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ce62a7" officeooo:paragraph-rsid="01dfffcb" style:font-size-asian="9pt" style:font-style-asian="normal" style:font-weight-asian="normal" style:font-size-complex="9pt" style:font-style-complex="normal" style:font-weight-complex="normal"/>
    </style:style>
    <style:style style:name="P92" style:family="paragraph" style:parent-style-name="Table_20_Contents" style:list-style-name="L3">
      <loext:graphic-properties draw:fill="none"/>
      <style:paragraph-properties fo:margin-left="0.3752in" fo:margin-right="0in" fo:margin-top="0.0398in" fo:margin-bottom="0.0398in" style:contextual-spacing="false" fo:line-height="115%" fo:text-align="justify" style:justify-single-word="false" fo:text-indent="0.1866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ce62a7" officeooo:paragraph-rsid="01e2790d" style:font-size-asian="9pt" style:font-style-asian="normal" style:font-weight-asian="normal" style:font-size-complex="9pt" style:font-style-complex="normal" style:font-weight-complex="normal"/>
    </style:style>
    <style:style style:name="P93" style:family="paragraph" style:parent-style-name="Table_20_Contents" style:list-style-name="L3">
      <loext:graphic-properties draw:fill="none"/>
      <style:paragraph-properties fo:margin-left="0.3752in" fo:margin-right="0in" fo:margin-top="0.0398in" fo:margin-bottom="0.0398in" style:contextual-spacing="false" fo:line-height="100%" fo:text-align="justify" style:justify-single-word="false" fo:text-indent="0.1866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ce62a7" officeooo:paragraph-rsid="01dfffcb" style:font-size-asian="9pt" style:font-style-asian="normal" style:font-weight-asian="normal" style:font-size-complex="9pt" style:font-style-complex="normal" style:font-weight-complex="normal"/>
    </style:style>
    <style:style style:name="P9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e31a8" officeooo:paragraph-rsid="01be31a8" style:font-size-asian="9pt" style:font-style-asian="normal" style:font-weight-asian="normal" style:font-size-complex="9pt" style:font-style-complex="normal" style:font-weight-complex="normal"/>
    </style:style>
    <style:style style:name="P95"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ff214" officeooo:paragraph-rsid="01bff214" style:font-size-asian="9pt" style:font-style-asian="normal" style:font-weight-asian="normal" style:font-size-complex="9pt" style:font-style-complex="normal" style:font-weight-complex="normal"/>
    </style:style>
    <style:style style:name="P96"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97"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1ba72e3" officeooo:paragraph-rsid="01ba72e3" style:font-size-asian="9pt" style:font-style-asian="normal" style:font-weight-asian="normal" style:font-size-complex="9pt" style:font-style-complex="normal" style:font-weight-complex="normal"/>
    </style:style>
    <style:style style:name="P98"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08bf8cc" officeooo:paragraph-rsid="0094fe8f" style:font-size-asian="9pt" style:font-style-asian="normal" style:font-weight-asian="normal" style:font-size-complex="9pt" style:font-style-complex="normal" style:font-weight-complex="normal"/>
    </style:style>
    <style:style style:name="P99"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s>
      </style:paragraph-properties>
      <style:text-properties fo:color="#333333" loext:opacity="100%" style:text-line-through-style="none" style:text-line-through-type="none" style:font-name="Roboto1" fo:font-size="9pt" fo:font-style="normal" style:text-underline-style="none" fo:font-weight="normal" officeooo:rsid="00a5d5e8" officeooo:paragraph-rsid="00a5d5e8" style:font-size-asian="9pt" style:font-style-asian="normal" style:font-weight-asian="normal" style:font-size-complex="9pt" style:font-style-complex="normal" style:font-weight-complex="normal"/>
    </style:style>
    <style:style style:name="P100" style:family="paragraph" style:parent-style-name="Table_20_Contents" style:list-style-name="L4">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1" fo:font-size="9pt" fo:font-style="normal" style:text-underline-style="none" fo:font-weight="normal" officeooo:rsid="00acbb4d" officeooo:paragraph-rsid="00acbb4d" style:font-size-asian="9pt" style:font-style-asian="normal" style:font-weight-asian="normal" style:font-size-complex="9pt" style:font-style-complex="normal" style:font-weight-complex="normal"/>
    </style:style>
    <style:style style:name="P101" style:family="paragraph" style:parent-style-name="Table_20_Contents" style:list-style-name="L4">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normal" style:text-underline-style="none" fo:font-weight="normal" officeooo:rsid="00acbb4d" officeooo:paragraph-rsid="01c30187" style:font-size-asian="9pt" style:font-style-asian="normal" style:font-weight-asian="normal" style:font-size-complex="9pt" style:font-style-complex="normal" style:font-weight-complex="normal"/>
    </style:style>
    <style:style style:name="P102"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italic" style:text-underline-style="none" fo:font-weight="normal" officeooo:rsid="01ce62a7" officeooo:paragraph-rsid="01ce62a7" style:font-size-asian="9pt" style:font-style-asian="italic" style:font-weight-asian="normal" style:font-size-complex="9pt" style:font-style-complex="italic" style:font-weight-complex="normal"/>
    </style:style>
    <style:style style:name="P103" style:family="paragraph" style:parent-style-name="Table_20_Contents">
      <loext:graphic-properties draw:fill="none"/>
      <style:paragraph-properties fo:margin-left="0.3752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1" fo:font-size="9pt" fo:font-style="italic" style:text-underline-style="none" fo:font-weight="normal" officeooo:rsid="01dfffcb" officeooo:paragraph-rsid="01dfffcb" style:font-size-asian="9pt" style:font-style-asian="italic" style:font-weight-asian="normal" style:font-size-complex="9pt" style:font-style-complex="italic" style:font-weight-complex="normal"/>
    </style:style>
    <style:style style:name="P104" style:family="paragraph" style:parent-style-name="Table_20_Contents" style:list-style-name="L4">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tab-stop style:position="-0.2256in"/>
          <style:tab-stop style:position="0.0661in"/>
        </style:tab-stops>
      </style:paragraph-properties>
      <style:text-properties fo:color="#333333" loext:opacity="100%" style:text-line-through-style="none" style:text-line-through-type="none" style:font-name="Roboto1" fo:font-size="9pt" fo:font-style="italic" style:text-underline-style="none" fo:font-weight="bold" officeooo:rsid="00acbb4d" officeooo:paragraph-rsid="01c30187" style:font-size-asian="9pt" style:font-style-asian="italic" style:font-weight-asian="bold" style:font-size-complex="9pt" style:font-style-complex="italic" style:font-weight-complex="bold"/>
    </style:style>
    <style:style style:name="P105"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1" fo:font-size="10pt" fo:font-style="normal" fo:font-weight="bold" officeooo:rsid="01cd93de" officeooo:paragraph-rsid="01ce471b"/>
    </style:style>
    <style:style style:name="P106"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1" fo:font-size="10pt" fo:font-style="normal" fo:font-weight="bold" officeooo:paragraph-rsid="01c9b08d"/>
    </style:style>
    <style:style style:name="P107" style:family="paragraph" style:parent-style-name="Table_20_Contents">
      <style:paragraph-properties fo:margin-left="0in" fo:margin-right="0in" fo:margin-top="0in" fo:margin-bottom="0in" style:contextual-spacing="false" fo:line-height="150%" fo:text-align="justify" style:justify-single-word="false" fo:text-indent="0in" style:auto-text-indent="false"/>
      <style:text-properties fo:color="#333333" loext:opacity="100%" style:font-name="Roboto1" fo:font-size="9pt" fo:font-weight="normal" officeooo:rsid="0017703e" officeooo:paragraph-rsid="00180003" style:font-size-asian="9pt" style:font-weight-asian="normal" style:font-size-complex="9pt" style:font-weight-complex="normal"/>
    </style:style>
    <style:style style:name="P108"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181717" loext:opacity="100%" style:text-line-through-style="none" style:text-line-through-type="none" style:font-name="Roboto1" fo:font-size="9pt" fo:letter-spacing="normal" fo:font-style="normal" style:text-underline-style="none" fo:font-weight="normal" officeooo:rsid="019a8edd" officeooo:paragraph-rsid="01c9b08d" style:font-size-asian="9pt" style:font-style-asian="normal" style:font-weight-asian="normal" style:font-size-complex="9pt" style:font-style-complex="normal" style:font-weight-complex="normal"/>
    </style:style>
    <style:style style:name="P109"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181717" loext:opacity="100%" style:font-name="Roboto1" fo:font-size="9pt" fo:letter-spacing="normal" fo:font-style="normal" fo:font-weight="normal" officeooo:paragraph-rsid="01c9b08d" style:font-size-asian="9pt" style:font-weight-asian="normal" style:font-size-complex="9pt" style:font-weight-complex="normal"/>
    </style:style>
    <style:style style:name="P110"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181717" loext:opacity="100%" style:font-name="Roboto1" fo:font-size="9pt" fo:letter-spacing="normal" fo:font-style="normal" fo:font-weight="normal" officeooo:rsid="01c72c87" officeooo:paragraph-rsid="01c9b08d" style:font-size-asian="9pt" style:font-weight-asian="normal" style:font-size-complex="9pt" style:font-weight-complex="normal"/>
    </style:style>
    <style:style style:name="P111"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333333" loext:opacity="100%" style:font-name="Roboto1" fo:font-size="9pt" fo:letter-spacing="normal" fo:font-style="normal" fo:font-weight="normal" officeooo:rsid="01ce471b" officeooo:paragraph-rsid="01ce471b" style:font-size-asian="9pt" style:font-weight-asian="normal" style:font-size-complex="9pt" style:font-weight-complex="normal"/>
    </style:style>
    <style:style style:name="P112"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333333" loext:opacity="100%" style:font-name="Roboto1" fo:font-size="9pt" fo:letter-spacing="normal" fo:font-style="normal" fo:font-weight="normal" officeooo:rsid="01cba885" officeooo:paragraph-rsid="01cba885" style:font-size-asian="9pt" style:font-weight-asian="normal" style:font-size-complex="9pt" style:font-weight-complex="normal"/>
    </style:style>
    <style:style style:name="P113"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ce471b"/>
    </style:style>
    <style:style style:name="P11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b79d2c"/>
    </style:style>
    <style:style style:name="P115"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be31a8"/>
    </style:style>
    <style:style style:name="P116"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db5799"/>
    </style:style>
    <style:style style:name="P117"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dfffcb"/>
    </style:style>
    <style:style style:name="T1" style:family="text">
      <style:text-properties officeooo:rsid="016b0066"/>
    </style:style>
    <style:style style:name="T2" style:family="text">
      <style:text-properties officeooo:rsid="00153bdc"/>
    </style:style>
    <style:style style:name="T3" style:family="text">
      <style:text-properties style:text-line-through-style="none" style:text-line-through-type="none" style:font-name="Roboto1" fo:font-size="9.5pt" style:text-underline-style="solid" style:text-underline-width="auto" style:text-underline-color="font-color" officeooo:rsid="00397b5d" style:font-size-asian="9.5pt" style:font-size-complex="9.5pt"/>
    </style:style>
    <style:style style:name="T4" style:family="text">
      <style:text-properties style:text-line-through-style="none" style:text-line-through-type="none" style:font-name="Roboto1" fo:font-size="9.5pt" officeooo:rsid="00397b5d" style:font-size-asian="9.5pt" style:font-size-complex="9.5pt"/>
    </style:style>
    <style:style style:name="T5" style:family="text">
      <style:text-properties style:text-line-through-style="none" style:text-line-through-type="none" fo:font-size="9pt" style:text-underline-style="none" fo:font-weight="normal" officeooo:rsid="01a82965" style:font-size-asian="9pt" style:font-style-asian="normal" style:font-weight-asian="normal" style:font-size-complex="9pt" style:font-style-complex="normal" style:font-weight-complex="normal"/>
    </style:style>
    <style:style style:name="T6" style:family="text">
      <style:text-properties style:text-line-through-style="none" style:text-line-through-type="none" fo:font-size="9pt" style:text-underline-style="none" fo:font-weight="normal" officeooo:rsid="01b6af97" style:font-size-asian="9pt" style:font-style-asian="normal" style:font-weight-asian="normal" style:font-size-complex="9pt" style:font-style-complex="normal" style:font-weight-complex="normal"/>
    </style:style>
    <style:style style:name="T7" style:family="text">
      <style:text-properties style:text-line-through-style="none" style:text-line-through-type="none" fo:font-size="9pt" style:text-underline-style="none" fo:font-weight="normal" officeooo:rsid="01c99b2f" style:font-size-asian="9pt" style:font-style-asian="normal" style:font-weight-asian="normal" style:font-size-complex="9pt" style:font-style-complex="normal" style:font-weight-complex="normal"/>
    </style:style>
    <style:style style:name="T8" style:family="text">
      <style:text-properties fo:color="#000099" loext:opacity="100%" style:text-line-through-style="none" style:text-line-through-type="none" style:font-name="Roboto1" fo:font-size="9.5pt" style:font-size-asian="9.5pt" style:font-size-complex="9.5pt"/>
    </style:style>
    <style:style style:name="T9" style:family="text">
      <style:text-properties fo:color="#000099" loext:opacity="100%" style:text-line-through-style="none" style:text-line-through-type="none" style:font-name="Roboto1" fo:font-size="9.5pt" style:text-underline-style="none" style:font-size-asian="9.5pt" style:font-size-complex="9.5pt"/>
    </style:style>
    <style:style style:name="T10" style:family="text">
      <style:text-properties officeooo:rsid="00575d49"/>
    </style:style>
    <style:style style:name="T11" style:family="text">
      <style:text-properties officeooo:rsid="0057736f"/>
    </style:style>
    <style:style style:name="T12" style:family="text">
      <style:text-properties officeooo:rsid="00577bbe"/>
    </style:style>
    <style:style style:name="T13" style:family="text">
      <style:text-properties officeooo:rsid="0072725d"/>
    </style:style>
    <style:style style:name="T14" style:family="text">
      <style:text-properties officeooo:rsid="0076912f"/>
    </style:style>
    <style:style style:name="T15" style:family="text">
      <style:text-properties officeooo:rsid="007cd044"/>
    </style:style>
    <style:style style:name="T16" style:family="text">
      <style:text-properties officeooo:rsid="008101d8"/>
    </style:style>
    <style:style style:name="T17" style:family="text">
      <style:text-properties officeooo:rsid="0083c5d3"/>
    </style:style>
    <style:style style:name="T18" style:family="text">
      <style:text-properties officeooo:rsid="0087e054"/>
    </style:style>
    <style:style style:name="T19" style:family="text">
      <style:text-properties officeooo:rsid="008bff50"/>
    </style:style>
    <style:style style:name="T20" style:family="text">
      <style:text-properties officeooo:rsid="008d869c"/>
    </style:style>
    <style:style style:name="T21" style:family="text">
      <style:text-properties officeooo:rsid="008db2db"/>
    </style:style>
    <style:style style:name="T22" style:family="text">
      <style:text-properties officeooo:rsid="008ee1e7"/>
    </style:style>
    <style:style style:name="T23" style:family="text">
      <style:text-properties officeooo:rsid="00a664d1"/>
    </style:style>
    <style:style style:name="T24" style:family="text">
      <style:text-properties officeooo:rsid="00ae182d"/>
    </style:style>
    <style:style style:name="T25" style:family="text">
      <style:text-properties officeooo:rsid="00b7e3c6"/>
    </style:style>
    <style:style style:name="T26" style:family="text">
      <style:text-properties officeooo:rsid="00b8a897"/>
    </style:style>
    <style:style style:name="T27" style:family="text">
      <style:text-properties officeooo:rsid="00bb439b"/>
    </style:style>
    <style:style style:name="T28" style:family="text">
      <style:text-properties officeooo:rsid="00bf58e7"/>
    </style:style>
    <style:style style:name="T29" style:family="text">
      <style:text-properties officeooo:rsid="00c16883"/>
    </style:style>
    <style:style style:name="T30" style:family="text">
      <style:text-properties officeooo:rsid="00d3f213"/>
    </style:style>
    <style:style style:name="T31" style:family="text">
      <style:text-properties officeooo:rsid="00e0e5d3"/>
    </style:style>
    <style:style style:name="T32" style:family="text">
      <style:text-properties officeooo:rsid="00e78a48"/>
    </style:style>
    <style:style style:name="T33" style:family="text">
      <style:text-properties fo:font-style="italic" style:font-style-asian="italic" style:font-style-complex="italic"/>
    </style:style>
    <style:style style:name="T34" style:family="text">
      <style:text-properties fo:font-style="italic" officeooo:rsid="01bff214" style:font-style-asian="italic" style:font-style-complex="italic"/>
    </style:style>
    <style:style style:name="T35" style:family="text">
      <style:text-properties officeooo:rsid="00ee3515"/>
    </style:style>
    <style:style style:name="T36" style:family="text">
      <style:text-properties officeooo:rsid="00fab406"/>
    </style:style>
    <style:style style:name="T37" style:family="text">
      <style:text-properties fo:font-size="9pt" fo:font-weight="normal" officeooo:rsid="00ee3515" style:font-size-asian="9pt" style:font-weight-asian="normal" style:font-size-complex="9pt" style:font-weight-complex="normal"/>
    </style:style>
    <style:style style:name="T38" style:family="text">
      <style:text-properties fo:font-size="9pt" fo:font-weight="normal" officeooo:rsid="00fab406" style:font-size-asian="9pt" style:font-weight-asian="normal" style:font-size-complex="9pt" style:font-weight-complex="normal"/>
    </style:style>
    <style:style style:name="T39" style:family="text">
      <style:text-properties fo:font-size="9pt" fo:font-weight="normal" officeooo:rsid="00f26c2e" style:font-size-asian="9pt" style:font-weight-asian="normal" style:font-size-complex="9pt" style:font-weight-complex="normal"/>
    </style:style>
    <style:style style:name="T40" style:family="text">
      <style:text-properties fo:font-size="9pt" fo:font-weight="normal" officeooo:rsid="00efcc3a" style:font-size-asian="9pt" style:font-weight-asian="normal" style:font-size-complex="9pt" style:font-weight-complex="normal"/>
    </style:style>
    <style:style style:name="T41" style:family="text">
      <style:text-properties fo:font-size="9pt" fo:font-style="italic" fo:font-weight="normal" officeooo:rsid="009a9ff9" style:font-size-asian="9pt" style:font-style-asian="italic" style:font-weight-asian="normal" style:font-size-complex="9pt" style:font-style-complex="italic" style:font-weight-complex="normal"/>
    </style:style>
    <style:style style:name="T42" style:family="text">
      <style:text-properties fo:font-size="9pt" fo:font-style="italic" officeooo:rsid="016430ac" style:font-size-asian="9pt" style:font-style-asian="italic" style:font-size-complex="9pt" style:font-style-complex="italic"/>
    </style:style>
    <style:style style:name="T43" style:family="text">
      <style:text-properties fo:font-size="9pt" fo:font-style="italic" officeooo:rsid="009a9ff9" style:font-size-asian="9pt" style:font-style-asian="italic" style:font-size-complex="9pt" style:font-style-complex="italic"/>
    </style:style>
    <style:style style:name="T44" style:family="text">
      <style:text-properties fo:font-size="9pt" fo:font-style="italic" officeooo:rsid="01577417" style:font-size-asian="9pt" style:font-style-asian="italic" style:font-size-complex="9pt" style:font-style-complex="italic"/>
    </style:style>
    <style:style style:name="T45" style:family="text">
      <style:text-properties fo:font-size="9pt" fo:font-style="italic" officeooo:rsid="01be31a8" style:font-size-asian="9pt" style:font-style-asian="italic" style:font-size-complex="9pt" style:font-style-complex="italic"/>
    </style:style>
    <style:style style:name="T46" style:family="text">
      <style:text-properties fo:font-size="9pt" fo:font-style="italic" officeooo:rsid="01b79d2c" style:font-size-asian="9pt" style:font-style-asian="italic" style:font-size-complex="9pt" style:font-style-complex="italic"/>
    </style:style>
    <style:style style:name="T47" style:family="text">
      <style:text-properties fo:font-size="9pt" fo:font-style="italic" officeooo:rsid="01bff214" style:font-size-asian="9pt" style:font-style-asian="italic" style:font-size-complex="9pt" style:font-style-complex="italic"/>
    </style:style>
    <style:style style:name="T48" style:family="text">
      <style:text-properties fo:font-size="9pt" fo:font-style="italic" officeooo:rsid="01c0ff50" style:font-size-asian="9pt" style:font-style-asian="italic" style:font-size-complex="9pt" style:font-style-complex="italic"/>
    </style:style>
    <style:style style:name="T49" style:family="text">
      <style:text-properties officeooo:rsid="00ffe0a7"/>
    </style:style>
    <style:style style:name="T50" style:family="text">
      <style:text-properties officeooo:rsid="010dfca5"/>
    </style:style>
    <style:style style:name="T51" style:family="text">
      <style:text-properties officeooo:rsid="01115da8"/>
    </style:style>
    <style:style style:name="T52" style:family="text">
      <style:text-properties officeooo:rsid="0112ba1b"/>
    </style:style>
    <style:style style:name="T53" style:family="text">
      <style:text-properties officeooo:rsid="01255cf0"/>
    </style:style>
    <style:style style:name="T54" style:family="text">
      <style:text-properties officeooo:rsid="0125c843"/>
    </style:style>
    <style:style style:name="T55" style:family="text">
      <style:text-properties officeooo:rsid="013431c7"/>
    </style:style>
    <style:style style:name="T56" style:family="text">
      <style:text-properties officeooo:rsid="013b2f5c"/>
    </style:style>
    <style:style style:name="T57" style:family="text">
      <style:text-properties officeooo:rsid="013d0933"/>
    </style:style>
    <style:style style:name="T58" style:family="text">
      <style:text-properties officeooo:rsid="014414a5"/>
    </style:style>
    <style:style style:name="T59" style:family="text">
      <style:text-properties officeooo:rsid="0148fc20"/>
    </style:style>
    <style:style style:name="T60" style:family="text">
      <style:text-properties officeooo:rsid="0155e23a"/>
    </style:style>
    <style:style style:name="T61" style:family="text">
      <style:text-properties officeooo:rsid="016430ac"/>
    </style:style>
    <style:style style:name="T62" style:family="text">
      <style:text-properties officeooo:rsid="01754b8c"/>
    </style:style>
    <style:style style:name="T63" style:family="text">
      <style:text-properties fo:color="#0066cc" loext:opacity="100%" fo:font-size="13pt" fo:font-weight="normal" style:font-size-asian="13pt" style:font-weight-asian="normal" style:font-size-complex="13pt" style:font-weight-complex="normal"/>
    </style:style>
    <style:style style:name="T64" style:family="text">
      <style:text-properties fo:color="#0066cc" loext:opacity="100%" fo:font-size="13pt" fo:font-weight="normal" officeooo:rsid="007c4998" style:font-size-asian="13pt" style:font-weight-asian="normal" style:font-size-complex="13pt" style:font-weight-complex="normal"/>
    </style:style>
    <style:style style:name="T65" style:family="text">
      <style:text-properties fo:color="#0066cc" loext:opacity="100%" fo:font-size="13pt" fo:font-weight="normal" officeooo:rsid="007f199d" style:font-size-asian="13pt" style:font-weight-asian="normal" style:font-size-complex="13pt" style:font-weight-complex="normal"/>
    </style:style>
    <style:style style:name="T66" style:family="text">
      <style:text-properties officeooo:rsid="01a82965"/>
    </style:style>
    <style:style style:name="T67" style:family="text">
      <style:text-properties fo:font-variant="normal" fo:text-transform="none" fo:font-size="9pt" fo:letter-spacing="normal" fo:font-weight="normal" style:font-size-asian="9pt" style:font-weight-asian="normal" style:font-size-complex="9pt" style:font-weight-complex="normal"/>
    </style:style>
    <style:style style:name="T68" style:family="text">
      <style:text-properties fo:font-variant="normal" fo:text-transform="none" fo:font-size="9pt" fo:letter-spacing="normal" fo:font-weight="normal" officeooo:rsid="01ce471b" style:font-size-asian="9pt" style:font-weight-asian="normal" style:font-size-complex="9pt" style:font-weight-complex="normal"/>
    </style:style>
    <style:style style:name="T69" style:family="text">
      <style:text-properties fo:font-variant="normal" fo:text-transform="none" fo:font-size="9pt" fo:letter-spacing="normal" fo:font-weight="normal" officeooo:rsid="01a82965" style:font-size-asian="9pt" style:font-weight-asian="normal" style:font-size-complex="9pt" style:font-weight-complex="normal"/>
    </style:style>
    <style:style style:name="T70" style:family="text">
      <style:text-properties officeooo:rsid="01ae1c60"/>
    </style:style>
    <style:style style:name="T71" style:family="text">
      <style:text-properties fo:color="#333333" loext:opacity="100%" style:text-line-through-style="none" style:text-line-through-type="none" style:font-name="Roboto1" fo:font-size="10pt" fo:font-style="normal" style:text-underline-style="none" fo:font-weight="bold" officeooo:rsid="01b79d2c" style:font-size-asian="10pt" style:font-style-asian="normal" style:font-weight-asian="bold" style:font-size-complex="10pt" style:font-style-complex="normal" style:font-weight-complex="bold"/>
    </style:style>
    <style:style style:name="T72" style:family="text">
      <style:text-properties fo:color="#333333" loext:opacity="100%" style:text-line-through-style="none" style:text-line-through-type="none" style:font-name="Roboto1" fo:font-size="10pt" fo:font-style="normal" style:text-underline-style="none" fo:font-weight="bold" officeooo:rsid="01be31a8" style:font-size-asian="10pt" style:font-style-asian="normal" style:font-weight-asian="bold" style:font-size-complex="10pt" style:font-style-complex="normal" style:font-weight-complex="bold"/>
    </style:style>
    <style:style style:name="T73" style:family="text">
      <style:text-properties fo:color="#333333" loext:opacity="100%" style:text-line-through-style="none" style:text-line-through-type="none" style:font-name="Roboto1" fo:font-size="9pt" fo:font-style="italic" style:text-underline-style="none" fo:font-weight="normal" officeooo:rsid="009a9ff9" style:font-size-asian="9pt" style:font-style-asian="italic" style:font-weight-asian="normal" style:font-size-complex="9pt" style:font-style-complex="italic" style:font-weight-complex="normal"/>
    </style:style>
    <style:style style:name="T74" style:family="text">
      <style:text-properties fo:color="#333333" loext:opacity="100%" style:text-line-through-style="none" style:text-line-through-type="none" style:font-name="Roboto1" fo:font-size="9pt" fo:font-style="italic" style:text-underline-style="none" fo:font-weight="bold" officeooo:rsid="01b79d2c" style:font-size-asian="9pt" style:font-style-asian="italic" style:font-weight-asian="bold" style:font-size-complex="9pt" style:font-style-complex="italic" style:font-weight-complex="bold"/>
    </style:style>
    <style:style style:name="T75" style:family="text">
      <style:text-properties fo:color="#333333" loext:opacity="100%" style:text-line-through-style="none" style:text-line-through-type="none" style:font-name="Roboto1" fo:font-size="9pt" fo:font-style="italic" style:text-underline-style="none" fo:font-weight="bold" officeooo:rsid="01be31a8" style:font-size-asian="9pt" style:font-style-asian="italic" style:font-weight-asian="bold" style:font-size-complex="9pt" style:font-style-complex="italic" style:font-weight-complex="bold"/>
    </style:style>
    <style:style style:name="T76" style:family="text">
      <style:text-properties fo:color="#333333" loext:opacity="100%" style:text-line-through-style="none" style:text-line-through-type="none" style:font-name="Roboto1" fo:font-size="9pt" fo:font-style="italic" style:text-underline-style="none" fo:font-weight="bold" officeooo:rsid="01ce471b" style:font-size-asian="9pt" style:font-style-asian="italic" style:font-weight-asian="bold" style:font-size-complex="9pt" style:font-style-complex="italic" style:font-weight-complex="bold"/>
    </style:style>
    <style:style style:name="T77" style:family="text">
      <style:text-properties fo:color="#333333" loext:opacity="100%" style:text-line-through-style="none" style:text-line-through-type="none" style:font-name="Roboto1" fo:font-size="9pt" fo:font-style="italic" style:text-underline-style="none" fo:font-weight="bold" officeooo:rsid="01db5799" style:font-size-asian="9pt" style:font-style-asian="italic" style:font-weight-asian="bold" style:font-size-complex="9pt" style:font-style-complex="italic" style:font-weight-complex="bold"/>
    </style:style>
    <style:style style:name="T78" style:family="text">
      <style:text-properties officeooo:rsid="01b954e1"/>
    </style:style>
    <style:style style:name="T79" style:family="text">
      <style:text-properties officeooo:rsid="01ba72e3"/>
    </style:style>
    <style:style style:name="T80" style:family="text">
      <style:text-properties officeooo:rsid="01bff214"/>
    </style:style>
    <style:style style:name="T81" style:family="text">
      <style:text-properties officeooo:rsid="01c72c87"/>
    </style:style>
    <style:style style:name="T82" style:family="text">
      <style:text-properties officeooo:rsid="01c92bf1"/>
    </style:style>
    <style:style style:name="T83" style:family="text">
      <style:text-properties officeooo:rsid="01c99b2f"/>
    </style:style>
    <style:style style:name="T84" style:family="text">
      <style:text-properties officeooo:rsid="01cba885"/>
    </style:style>
    <style:style style:name="T85" style:family="text">
      <style:text-properties officeooo:rsid="01cc8e0a"/>
    </style:style>
    <style:style style:name="T86" style:family="text">
      <style:text-properties officeooo:rsid="01cd93de"/>
    </style:style>
    <style:style style:name="T87" style:family="text">
      <style:text-properties officeooo:rsid="01ce62a7"/>
    </style:style>
    <style:style style:name="T88" style:family="text">
      <style:text-properties officeooo:rsid="01d055ca"/>
    </style:style>
    <style:style style:name="T89" style:family="text">
      <style:text-properties officeooo:rsid="01d41f03"/>
    </style:style>
    <style:style style:name="T90" style:family="text">
      <style:text-properties style:font-name="Roboto"/>
    </style:style>
    <style:style style:name="T91" style:family="text">
      <style:text-properties officeooo:rsid="01d6ed71"/>
    </style:style>
    <style:style style:name="T92" style:family="text">
      <style:text-properties officeooo:rsid="01d85254"/>
    </style:style>
    <style:style style:name="T93" style:family="text">
      <style:text-properties officeooo:rsid="01db5799"/>
    </style:style>
    <style:style style:name="T94" style:family="text">
      <style:text-properties officeooo:rsid="01dd06bd"/>
    </style:style>
    <style:style style:name="T95" style:family="text">
      <style:text-properties officeooo:rsid="01dfffcb"/>
    </style:style>
    <style:style style:name="T96" style:family="text">
      <style:text-properties officeooo:rsid="01e0885d"/>
    </style:style>
    <style:style style:name="T97" style:family="text">
      <style:text-properties officeooo:rsid="01e2790d"/>
    </style:style>
    <style:style style:name="T98" style:family="text">
      <style:text-properties officeooo:rsid="01e3bf4d"/>
    </style:style>
    <text:list-style style:name="L1">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4">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1">Kritish Dhaubanjar</text:p>
            <text:p text:style-name="P107">Skilled <text:span text:style-name="T88">Senior </text:span>Software Engineer with 3+ years of hands-on experience building, testing, and optimizing web-based applications for diverse industry organizations. Knowledgeable in identifying core technical problems, finding better solutions to existing problems, and maintaining development velocity by creating processes and regulating them. Capabl<text:span text:style-name="T88">e</text:span> of visualizing goals, prioritizing them based on general importance, and conquering them together with the team. Driven individual with the ability to adapt to any situation and proven potential to grow self and others.</text:p>
            <text:p text:style-name="P58">Career Objective</text:p>
            <text:list xml:id="list4121281656" text:style-name="WWNum1">
              <text:list-header>
                <text:p text:style-name="P51">To achieve high <text:span text:style-name="T10">career</text:span> growth through a continuous learning process, <text:span text:style-name="T11">enhance my skills, capabilities and</text:span> keep myself dynamic, visionary, <text:span text:style-name="T12">adaptive and </text:span>competitive with the changing scenario of the world.</text:p>
              </text:list-header>
            </text:list>
          </table:table-cell>
          <table:table-cell table:style-name="Table1.A1" office:value-type="string">
            <table:table table:name="Table2" table:style-name="Table2">
              <table:table-column table:style-name="Table2.A"/>
              <table:table-row>
                <table:table-cell table:style-name="Table2.A1" office:value-type="string">
                  <text:p text:style-name="P33"/>
                  <text:p text:style-name="P33"><text:s/>Kotesh<text:span text:style-name="T2">w</text:span>or-<text:span text:style-name="T32">3</text:span><text:span text:style-name="T92">2</text:span>, Kathmandu </text:p>
                </table:table-cell>
              </table:table-row>
              <table:table-row>
                <table:table-cell table:style-name="Table2.A1" office:value-type="string">
                  <text:p text:style-name="P3"><text:s/>+977 9843684612 </text:p>
                </table:table-cell>
              </table:table-row>
              <table:table-row>
                <table:table-cell table:style-name="Table2.A1" office:value-type="string">
                  <text:p text:style-name="P32"><text:a xlink:type="simple" xlink:href="mailto:kritishdhaubanjar@gmail.com" text:style-name="Internet_20_link" text:visited-style-name="Visited_20_Internet_20_Link"><text:span text:style-name="T8">kritishdhaubanjar@gmail.com</text:span></text:a><text:span text:style-name="T9"> </text:span></text:p>
                </table:table-cell>
              </table:table-row>
              <table:table-row>
                <table:table-cell table:style-name="Table2.A1" office:value-type="string">
                  <text:p text:style-name="P37"><text:a xlink:type="simple" xlink:href="http://www.kritishdhaubanjar.com.np/" text:style-name="Internet_20_link" text:visited-style-name="Visited_20_Internet_20_Link"><text:span text:style-name="T3">www.kritishdhaubanjar.com.np</text:span></text:a><text:span text:style-name="T4"> </text:span></text:p>
                </table:table-cell>
              </table:table-row>
              <table:table-row>
                <table:table-cell table:style-name="Table2.A1" office:value-type="string">
                  <text:p text:style-name="P52">github.com/kritish-dhaubanjar </text:p>
                </table:table-cell>
              </table:table-row>
              <table:table-row>
                <table:table-cell table:style-name="Table2.A1" office:value-type="string">
                  <text:p text:style-name="P52">https://www.linkedin.com/in/kritish-dhaubanjar-72b945156/</text:p>
                </table:table-cell>
              </table:table-row>
            </table:table>
            <text:p text:style-name="P2"/>
          </table:table-cell>
        </table:table-row>
      </table:table>
      <table:table table:name="Table3" table:style-name="Table3">
        <table:table-column table:style-name="Table3.A"/>
        <table:table-row>
          <table:table-cell table:style-name="Table3.A1" office:value-type="string">
            <text:p text:style-name="P38">Education</text:p>
            <table:table table:name="Table4" table:style-name="Table4">
              <table:table-column table:style-name="Table4.A"/>
              <table:table-column table:style-name="Table4.B"/>
              <table:table-row>
                <table:table-cell table:style-name="Table4.A1" office:value-type="string">
                  <text:p text:style-name="P34">2016 – <text:span text:style-name="T62">2019</text:span> </text:p>
                </table:table-cell>
                <table:table-cell table:style-name="Table4.B1" office:value-type="string">
                  <text:list xml:id="list112225500659504" text:continue-numbering="true" text:style-name="WWNum1">
                    <text:list-item>
                      <text:list>
                        <text:list-item>
                          <text:list>
                            <text:list-item>
                              <text:list>
                                <text:list-header>
                                  <text:p text:style-name="P42"><text:s text:c="2"/>Bachelors Degree in Computer Engineering, <text:span text:style-name="T36">Tribhuvan University</text:span></text:p>
                                  <text:list>
                                    <text:list-header>
                                      <text:p text:style-name="P47">Percentage: 80.16%</text:p>
                                      <text:p text:style-name="P43"><text:span text:style-name="T38"><text:s text:c="2"/></text:span><text:span text:style-name="T37">Kantipur Engineering College, Dhapakhel, Lalitpur</text:span></text:p>
                                      <text:p text:style-name="P48"><text:s text:c="2"/></text:p>
                                    </text:list-header>
                                  </text:list>
                                </text:list-header>
                              </text:list>
                            </text:list-item>
                          </text:list>
                        </text:list-item>
                      </text:list>
                    </text:list-item>
                  </text:list>
                </table:table-cell>
              </table:table-row>
              <table:table-row>
                <table:table-cell table:style-name="Table4.A1" office:value-type="string">
                  <text:p text:style-name="P35">201<text:span text:style-name="T15">3</text:span> – 201<text:span text:style-name="T15">5</text:span></text:p>
                </table:table-cell>
                <table:table-cell table:style-name="Table4.B1" office:value-type="string">
                  <text:list xml:id="list112223987067544" text:continue-numbering="true" text:style-name="WWNum1">
                    <text:list-item>
                      <text:list>
                        <text:list-item>
                          <text:list>
                            <text:list-item>
                              <text:list>
                                <text:list-item>
                                  <text:list>
                                    <text:list-header>
                                      <text:p text:style-name="P44"><text:s text:c="2"/>Higher Secondary Education, <text:span text:style-name="T36">HSEB</text:span></text:p>
                                      <text:p text:style-name="P49"><text:s text:c="2"/>Percentage: 83.40%</text:p>
                                      <text:p text:style-name="P50"><text:s text:c="2"/>Golden Gate Int’l College, Old Baneshwor, Kathmandu</text:p>
                                    </text:list-header>
                                  </text:list>
                                </text:list-item>
                              </text:list>
                            </text:list-item>
                          </text:list>
                        </text:list-item>
                      </text:list>
                    </text:list-item>
                  </text:list>
                  <text:p text:style-name="P19"/>
                </table:table-cell>
              </table:table-row>
              <table:table-row>
                <table:table-cell table:style-name="Table4.A1" office:value-type="string">
                  <text:p text:style-name="P36">201<text:span text:style-name="T15">3</text:span></text:p>
                </table:table-cell>
                <table:table-cell table:style-name="Table4.B1" office:value-type="string">
                  <text:list xml:id="list112223758283289" text:continue-numbering="true" text:style-name="WWNum1">
                    <text:list-item>
                      <text:list>
                        <text:list-item>
                          <text:list>
                            <text:list-item>
                              <text:list>
                                <text:list-item>
                                  <text:list>
                                    <text:list-header>
                                      <text:p text:style-name="P45"><text:s text:c="2"/>S<text:span text:style-name="T35">LC, GoN</text:span></text:p>
                                      <text:p text:style-name="P46"><text:s text:c="2"/><text:span text:style-name="T38">Percentage: </text:span><text:span text:style-name="T39">86.50%</text:span></text:p>
                                      <text:p text:style-name="P46"><text:s text:c="2"/><text:span text:style-name="T40">Nobel Academy H.S. School, New Baneshwor, Kathmandu</text:span></text:p>
                                    </text:list-header>
                                  </text:list>
                                </text:list-item>
                              </text:list>
                            </text:list-item>
                          </text:list>
                        </text:list-item>
                      </text:list>
                    </text:list-item>
                  </text:list>
                </table:table-cell>
              </table:table-row>
            </table:table>
            <text:list xml:id="list112225340628510" text:continue-numbering="true" text:style-name="WWNum1">
              <text:list-header>
                <text:p text:style-name="P53">Skills</text:p>
              </text:list-header>
            </text:list>
            <table:table table:name="Table5" table:style-name="Table5">
              <table:table-column table:style-name="Table5.A"/>
              <table:table-column table:style-name="Table5.B"/>
              <table:table-row>
                <table:table-cell table:style-name="Table5.A1" office:value-type="string">
                  <text:p text:style-name="P12">Programming <text:span text:style-name="T49">Languages</text:span></text:p>
                </table:table-cell>
                <table:table-cell table:style-name="Table5.A1" office:value-type="string">
                  <text:p text:style-name="P5"><text:s/>C , C++, Java, Javascript, PHP, Python <text:span text:style-name="T19">(for Machine Learning) </text:span></text:p>
                </table:table-cell>
              </table:table-row>
              <table:table-row>
                <table:table-cell table:style-name="Table5.A1" office:value-type="string">
                  <text:p text:style-name="P13">Web Development</text:p>
                </table:table-cell>
                <table:table-cell table:style-name="Table5.A1" office:value-type="string">
                  <text:p text:style-name="P6"><text:s/>HTML, CSS</text:p>
                </table:table-cell>
              </table:table-row>
              <table:table-row>
                <table:table-cell table:style-name="Table5.A1" office:value-type="string">
                  <text:p text:style-name="P16">Database<text:span text:style-name="T31">s</text:span></text:p>
                </table:table-cell>
                <table:table-cell table:style-name="Table5.A1" office:value-type="string">
                  <text:p text:style-name="P8"><text:s/>MySQL<text:span text:style-name="T18">, MongoDB, </text:span><text:span text:style-name="T84">DynamoDB, </text:span><text:span text:style-name="T85">PostgreSQL</text:span></text:p>
                </table:table-cell>
              </table:table-row>
              <table:table-row>
                <table:table-cell table:style-name="Table5.A1" office:value-type="string">
                  <text:p text:style-name="P15">Frameworks</text:p>
                </table:table-cell>
                <table:table-cell table:style-name="Table5.A1" office:value-type="string">
                  <text:p text:style-name="P4"><text:s/>Laravel, <text:span text:style-name="T14">N</text:span>ode.js, Vue.<text:span text:style-name="T13">js</text:span>, <text:span text:style-name="T13">Bootstrap CSS, </text:span><text:span text:style-name="T84">React.js, Redux</text:span></text:p>
                </table:table-cell>
              </table:table-row>
              <table:table-row>
                <table:table-cell table:style-name="Table5.A1" office:value-type="string">
                  <text:p text:style-name="P14">Documentation</text:p>
                </table:table-cell>
                <table:table-cell table:style-name="Table5.A1" office:value-type="string">
                  <text:p text:style-name="P7"><text:s/>LaTex, Mark Down</text:p>
                </table:table-cell>
              </table:table-row>
              <table:table-row>
                <table:table-cell table:style-name="Table5.A1" office:value-type="string">
                  <text:p text:style-name="P17">Technologies</text:p>
                </table:table-cell>
                <table:table-cell table:style-name="Table5.A1" office:value-type="string">
                  <text:p text:style-name="P9"><text:s/>Git, <text:span text:style-name="T84">Github, Bash, </text:span><text:span text:style-name="T89">Elasticsearch</text:span></text:p>
                </table:table-cell>
              </table:table-row>
            </table:table>
            <table:table table:name="Table7" table:style-name="Table7">
              <table:table-column table:style-name="Table7.A"/>
              <table:table-column table:style-name="Table7.B"/>
              <table:table-row>
                <table:table-cell table:style-name="Table7.A1" office:value-type="string">
                  <text:p text:style-name="P18">AWS Services</text:p>
                </table:table-cell>
                <table:table-cell table:style-name="Table7.A1" office:value-type="string">
                  <text:p text:style-name="P10"><text:s/><text:span text:style-name="T84">DynamoDB, EC2, S3, SQS</text:span></text:p>
                </table:table-cell>
              </table:table-row>
            </table:table>
            <table:table table:name="Table8" table:style-name="Table8">
              <table:table-column table:style-name="Table8.A"/>
              <table:table-column table:style-name="Table8.B"/>
              <table:table-row>
                <table:table-cell table:style-name="Table8.A1" office:value-type="string">
                  <text:p text:style-name="P18">Containerization &amp; Orchestration</text:p>
                </table:table-cell>
                <table:table-cell table:style-name="Table8.A1" office:value-type="string">
                  <text:p text:style-name="P10"><text:s/><text:span text:style-name="T84">Docker, Ansible</text:span></text:p>
                </table:table-cell>
              </table:table-row>
            </table:table>
            <text:p text:style-name="P39"/>
          </table:table-cell>
        </table:table-row>
        <table:table-row>
          <table:table-cell table:style-name="Table3.A1" office:value-type="string">
            <text:list xml:id="list112225149425932" text:continue-numbering="true" text:style-name="WWNum1">
              <text:list-header>
                <text:p text:style-name="P54">Awards and Scholarships</text:p>
              </text:list-header>
              <text:list-item>
                <text:p text:style-name="P59">Four Year <text:span text:style-name="T90">Scholarship</text:span>, Kantipur Engineering College, <text:span text:style-name="T59">2016</text:span></text:p>
              </text:list-item>
              <text:list-item>
                <text:p text:style-name="P60">Best Minor Project in Computer Engineering, Kantipur Engineering College, <text:span text:style-name="T59">2019</text:span></text:p>
              </text:list-item>
            </text:list>
            <text:p text:style-name="P11"/>
            <text:list xml:id="list112224393717031" text:continue-numbering="true" text:style-name="WWNum1">
              <text:list-header>
                <text:p text:style-name="P62"><text:soft-page-break/><text:span text:style-name="T65">P</text:span><text:span text:style-name="T63">ublications</text:span></text:p>
              </text:list-header>
              <text:list-item>
                <text:p text:style-name="P65">Semantic Question Pair Matching with Deep Learning <text:span text:style-name="T91">(</text:span>KEC Conference 2021<text:span text:style-name="T91">)</text:span></text:p>
                <text:p text:style-name="P63"/>
                <text:p text:style-name="P61"><text:span text:style-name="T64">Event </text:span><text:span text:style-name="T65">Mentorship</text:span></text:p>
              </text:list-item>
              <text:list-item>
                <text:p text:style-name="P64">Linux Training Program 2018, Kantipur Engineering College</text:p>
                <text:p text:style-name="P84">Shared basic skills and knowledge <text:span text:style-name="T16">of the </text:span>Linux environment <text:span text:style-name="T17">with the second year students, encouraging and assisting them in getting started.</text:span></text:p>
                <text:p text:style-name="P84"/>
                <text:p text:style-name="P57">Event<text:span text:style-name="T60">s</text:span> Participation</text:p>
              </text:list-item>
            </text:list>
            <text:list xml:id="list76892693" text:style-name="L1">
              <text:list-item>
                <text:p text:style-name="P66">Kathmandu Journathon <text:span text:style-name="T30">2019</text:span></text:p>
              </text:list-item>
            </text:list>
            <text:p text:style-name="P23">Worked with journalists and software developers to deliver news and contents on labor migration through <text:span text:style-name="T51">a </text:span>user friendly and visually appealing android application <text:span text:style-name="T52">(using Nativescript-vue)</text:span>, <text:span text:style-name="T50">on a one day hackathon organized by Media Foundation’s Innovation Lab.</text:span></text:p>
            <text:p text:style-name="P24"/>
            <text:list xml:id="list112223529509924" text:continue-numbering="true" text:style-name="L1">
              <text:list-item>
                <text:p text:style-name="P67">HExCode Jatra 2019</text:p>
              </text:list-item>
            </text:list>
            <text:p text:style-name="P25"><text:span text:style-name="T55">Pitched an idea theming “Agriculture” and d</text:span>eveloped a machine learning <text:span text:style-name="T54">model (using python) </text:span>to <text:span text:style-name="T53">recommend suitable crops and maximize crop yield based on the PH value of the soil, temperature, altitude and rainfall of a selected region on a map.</text:span></text:p>
            <text:p text:style-name="P24"/>
            <text:list xml:id="list112224498144981" text:continue-numbering="true" text:style-name="L1">
              <text:list-item>
                <text:p text:style-name="P68">Sagarmatha Techno Fest 2019</text:p>
              </text:list-item>
            </text:list>
            <text:p text:style-name="P27">Used <text:span text:style-name="T33">WebTorrent, </text:span>to <text:span text:style-name="T58">develop</text:span> a web based application, “<text:span text:style-name="T56">Movie Time</text:span>”, to stream movies from torrents using Node.js. <text:span text:style-name="T57">Learned about direct peer-to-peer communications with WebRTC and WebTorrent Protocol.</text:span></text:p>
            <text:p text:style-name="P26"/>
            <text:list xml:id="list112223615438422" text:continue-numbering="true" text:style-name="L1">
              <text:list-item>
                <text:p text:style-name="P66">Student ICT Conference 2018</text:p>
                <text:list>
                  <text:list-header>
                    <text:p text:style-name="P85">Organized by Information Technology Society, Nepal with the theme of “Role of youth in Digitization of Local Government” at Nepal College of Information Technology, Lalitpur.</text:p>
                  </text:list-header>
                </text:list>
              </text:list-item>
            </text:list>
            <text:p text:style-name="P20"/>
            <text:list xml:id="list222380965" text:style-name="L2">
              <text:list-item>
                <text:list>
                  <text:list-item>
                    <text:p text:style-name="P69">Yantra Automatic Akhada 2017</text:p>
                    <text:list>
                      <text:list-header>
                        <text:p text:style-name="P86">Yantra 6.0 Robotics Competition at Army Sports and Physical Training Center, Lagankhel.</text:p>
                        <text:p text:style-name="P86"/>
                      </text:list-header>
                    </text:list>
                  </text:list-item>
                </text:list>
              </text:list-item>
            </text:list>
          </table:table-cell>
        </table:table-row>
      </table:table>
      <table:table table:name="Table6" table:style-name="Table6">
        <table:table-column table:style-name="Table6.A"/>
        <table:table-row>
          <table:table-cell table:style-name="Table6.A1" office:value-type="string">
            <text:list xml:id="list112223737310826" text:continue-list="list112224393717031" text:style-name="WWNum1">
              <text:list-header>
                <text:p text:style-name="P55">Professional Experience</text:p>
              </text:list-header>
              <text:list-item>
                <text:p text:style-name="P70"><text:span text:style-name="T81">Senior Software Engineer</text:span>, <text:span text:style-name="T81">Leapfrog </text:span><text:span text:style-name="T83">Technology </text:span><text:span text:style-name="T86">Nepal Pvt. Ltd.</text:span><text:span text:style-name="T70">,</text:span> <text:span text:style-name="T81">(Jan 2023 – Present)</text:span></text:p>
                <text:list>
                  <text:list-item>
                    <text:list>
                      <text:list-header>
                        <text:p text:style-name="P105"><text:span text:style-name="T68">Working</text:span><text:span text:style-name="T67"> as a </text:span><text:span text:style-name="T68">senior </text:span><text:span text:style-name="T67">software engineer primarily </text:span><text:span text:style-name="T68">to develop the platform of Trayt, with responsibilities to get familiar with the processes, clarify requirements and work on the technical architectures to discover the software’s road map &amp; subsequent communication and execution.</text:span></text:p>
                        <text:p text:style-name="P108"/>
                      </text:list-header>
                    </text:list>
                  </text:list-item>
                </text:list>
              </text:list-item>
              <text:list-item>
                <text:p text:style-name="P70"><text:span text:style-name="T81">Software Engineer</text:span>, <text:span text:style-name="T81">Leapfrog </text:span><text:span text:style-name="T83">Technology </text:span><text:span text:style-name="T86">Nepal Pvt. Ltd.</text:span><text:span text:style-name="T70">,</text:span> <text:span text:style-name="T81">(Jan 2021 – Jan 2023)</text:span></text:p>
                <text:list>
                  <text:list-item>
                    <text:list>
                      <text:list-header>
                        <text:p text:style-name="P111">Worked as a software engineer primarily to develop the platform of Trayt in node.js and react.js, based on the functional requirements in the software’s road map.</text:p>
                        <text:p text:style-name="P109"/>
                      </text:list-header>
                    </text:list>
                  </text:list-item>
                </text:list>
              </text:list-item>
              <text:list-item>
                <text:p text:style-name="P70"><text:soft-page-break/><text:span text:style-name="T66">Full Stack Developer</text:span>, <text:span text:style-name="T81">Medmandu </text:span><text:span text:style-name="T82">Nepal Pvt. Ltd.</text:span><text:span text:style-name="T70">,</text:span> <text:span text:style-name="T81">(</text:span><text:span text:style-name="T83">May 2020</text:span><text:span text:style-name="T66"> – </text:span><text:span text:style-name="T83">Jan 2021</text:span><text:span text:style-name="T81">)</text:span></text:p>
                <text:list>
                  <text:list-item>
                    <text:list>
                      <text:list-header>
                        <text:p text:style-name="P112">Worked as a full stack developer for migrating the existing e-commerce platform to newer standards of single page application in vue.js supported by node.js with newer designs.</text:p>
                      </text:list-header>
                    </text:list>
                  </text:list-item>
                </text:list>
                <text:p text:style-name="P110"/>
              </text:list-item>
              <text:list-item>
                <text:p text:style-name="P70"><text:span text:style-name="T66">Full Stack Developer</text:span>, <text:span text:style-name="T70">Gimmick Box Engineering Solutions Pvt. Ltd.,</text:span> <text:span text:style-name="T81">(</text:span><text:span text:style-name="T83">May </text:span><text:span text:style-name="T66">2019 – </text:span><text:span text:style-name="T83">May 2020</text:span><text:span text:style-name="T81">)</text:span></text:p>
                <text:list>
                  <text:list-item>
                    <text:list>
                      <text:list-header>
                        <text:p text:style-name="P106"><text:span text:style-name="T7">Worked</text:span><text:span text:style-name="T6"> as </text:span><text:span text:style-name="T5">full stack </text:span><text:span text:style-name="T6">developer and moderator </text:span><text:span text:style-name="T67">includ</text:span><text:span text:style-name="T69">ing</text:span><text:span text:style-name="T67"> discussing requirements with clients, proposing solutions, ensuring a pleasant user experience, maintaining databases, and performing quality assurance.</text:span></text:p>
                      </text:list-header>
                    </text:list>
                  </text:list-item>
                </text:list>
              </text:list-item>
            </text:list>
            <text:p text:style-name="P40"/>
          </table:table-cell>
        </table:table-row>
        <table:table-row>
          <table:table-cell table:style-name="Table6.A1" office:value-type="string">
            <text:list xml:id="list112224247752196" text:continue-numbering="true" text:style-name="WWNum1">
              <text:list-header>
                <text:p text:style-name="P56"><text:span text:style-name="T87">Major </text:span>Projects</text:p>
              </text:list-header>
              <text:list-item>
                <text:p text:style-name="P81">Trayt.Health</text:p>
                <text:p text:style-name="P117"><text:span text:style-name="T76">Leapfrog Technology Nepal Pvt. Ltd.</text:span><text:span text:style-name="T73">, </text:span><text:span text:style-name="T76">202</text:span><text:span text:style-name="T77">2</text:span></text:p>
                <text:p text:style-name="P91">Trayt is an AI-powered data analytics and clinical support platform <text:span text:style-name="T95">that:</text:span></text:p>
              </text:list-item>
            </text:list>
            <text:list xml:id="list1235508845" text:style-name="L3">
              <text:list-header>
                <text:p text:style-name="P93"><text:span text:style-name="T95">1. </text:span>Expands access to care.</text:p>
                <text:p text:style-name="P93"><text:span text:style-name="T95">2. </text:span>Unites the entire ecosystem around each patient onto one collaboration platform.</text:p>
                <text:p text:style-name="P93"><text:span text:style-name="T95">3. </text:span>Facilitates more effective diagnosis and treatment.</text:p>
                <text:p text:style-name="P93"><text:span text:style-name="T95">4. </text:span>Delivers measurably improved outcomes for patients with neuropsychiatric and mental health conditions.</text:p>
              </text:list-header>
            </text:list>
            <text:p text:style-name="P103">Roles:</text:p>
            <text:list xml:id="list112224931340484" text:continue-numbering="true" text:style-name="L3">
              <text:list-header>
                <text:p text:style-name="P92"><text:span text:style-name="T95">1. </text:span><text:span text:style-name="T96">Work on access portal </text:span><text:span text:style-name="T97">(Primary Care Access)</text:span><text:span text:style-name="T96">, clinician portal </text:span><text:span text:style-name="T97">(Solutions for Psychiatry Access)</text:span><text:span text:style-name="T96"> and school portal </text:span><text:span text:style-name="T98">(School-Based Access)</text:span><text:span text:style-name="T96"> as a full stack developer.</text:span></text:p>
              </text:list-header>
            </text:list>
            <text:list xml:id="list112225213943464" text:continue-list="list112224247752196" text:style-name="WWNum1">
              <text:list-header>
                <text:p text:style-name="P91"/>
              </text:list-header>
              <text:list-item>
                <text:p text:style-name="P80">DynamoDB Dashboard <text:span text:style-name="T94">[Node.js &amp; Vue.js]</text:span></text:p>
                <text:p text:style-name="P116"><text:span text:style-name="T76">Leapfrog Technology Nepal Pvt. Ltd.</text:span><text:span text:style-name="T73">, </text:span><text:span text:style-name="T76">202</text:span><text:span text:style-name="T77">2</text:span></text:p>
                <text:p text:style-name="P90">A Web GUI Dashboard for local or remote DynamoDB <text:span text:style-name="T93">database management.</text:span></text:p>
                <text:p text:style-name="P90"/>
              </text:list-item>
              <text:list-item>
                <text:p text:style-name="P71">Vyaguta</text:p>
                <text:p text:style-name="P113"><text:span text:style-name="T76">Leapfrog Technology Nepal Pvt. Ltd.</text:span><text:span text:style-name="T73">, </text:span><text:span text:style-name="T76">2021</text:span><text:span text:style-name="T73"> </text:span></text:p>
                <text:p text:style-name="P87">Vyaguta is an Enterprise Resources Planning system for Leapfrog to manage day-to-day business activities such as Employee Management, Project Management, and Resources Management. Vyaguta as a business management software is used to collect, store, manage and interpret data from organization activities.</text:p>
                <text:p text:style-name="P102">Roles:</text:p>
                <text:p text:style-name="P89">1. Refactor the database for data format consistency and modules to support the new format.</text:p>
                <text:p text:style-name="P89">2. Work on newer features like check-Ins, authentication and critical features with strict timeline for evaluations.</text:p>
                <text:p text:style-name="P89"/>
              </text:list-item>
              <text:list-item>
                <text:p text:style-name="P72">Resume Builder [ Laravel &amp; Vue ]</text:p>
                <text:p text:style-name="P114"><text:span text:style-name="T74">Way to Success Consulting and Training Center</text:span><text:span text:style-name="T73">, </text:span><text:span text:style-name="T74">2020</text:span><text:span text:style-name="T73"> </text:span></text:p>
                <text:p text:style-name="P88">A tailored application built for agencies and individuals to build a Resume from two separate templates based on the entered details of an individual. </text:p>
                <text:p text:style-name="P88"/>
              </text:list-item>
              <text:list-item>
                <text:p text:style-name="P115"><text:span text:style-name="T72">Company Profile Website for Continental HRD Consultants Pvt. Ltd.</text:span><text:span text:style-name="T71"> [ </text:span><text:span text:style-name="T72">php</text:span><text:span text:style-name="T71"> &amp; Vue ]</text:span></text:p>
                <text:p text:style-name="P115"><text:span text:style-name="T75">Continental HRD Consultants Pvt. Ltd.</text:span><text:span text:style-name="T73">, </text:span><text:span text:style-name="T74">2020</text:span><text:span text:style-name="T73"> </text:span></text:p>
                <text:p text:style-name="P94">A full stack tailored profile website developed with a custom CMS and deployed at a marginal deadline <text:span text:style-name="T80">at </text:span><text:span text:style-name="T34">continentalhrd.com</text:span></text:p>
              </text:list-item>
            </text:list>
            <text:p text:style-name="P30"><text:soft-page-break/></text:p>
            <text:list xml:id="list112225545878794" text:continue-numbering="true" text:style-name="WWNum1">
              <text:list-item>
                <text:p text:style-name="P73">Company Portfolio Website for P.M. Construction and Engineers [ Laravel, Vue.js ]</text:p>
                <text:p text:style-name="P74"><text:span text:style-name="T47">P.M. Constrcution and Engineers </text:span><text:span text:style-name="T45">.</text:span><text:span text:style-name="T41">, </text:span><text:span text:style-name="T46">20</text:span><text:span text:style-name="T48">19</text:span></text:p>
                <text:p text:style-name="P95">A full stack tailored portfolio website developed and deployed at <text:span text:style-name="T33">pmconstructioneng.com</text:span>.</text:p>
                <text:p text:style-name="P94"/>
              </text:list-item>
              <text:list-item>
                <text:p text:style-name="P75"><text:span text:style-name="T78">StrongB0x Accounting Software</text:span> <text:span text:style-name="T21">[ Laravel, Vue.js, Vuetify ]</text:span></text:p>
                <text:p text:style-name="P96">A general purpose accounting software to record all the financial aspects of a Business, from assets to vendors and customers, fiscal reports, stock details and financial transactions.</text:p>
              </text:list-item>
            </text:list>
            <text:p text:style-name="P28"/>
            <text:list xml:id="list112224952828707" text:continue-numbering="true" text:style-name="WWNum1">
              <text:list-item>
                <text:p text:style-name="P78"><text:span text:style-name="T78">CMS-PHP</text:span> <text:span text:style-name="T21">[ php, Vue.js, MySQL ]</text:span></text:p>
                <text:p text:style-name="P96">A General purpose Content Management System for generic Websites with API routes, used in commercial Company’<text:span text:style-name="T79">s</text:span> Website for fast development and deployment time.</text:p>
              </text:list-item>
            </text:list>
            <text:p text:style-name="P29"/>
            <text:list xml:id="list112223539407518" text:continue-numbering="true" text:style-name="WWNum1">
              <text:list-item>
                <text:p text:style-name="P76"><text:span text:style-name="T79">Youtube Audio Downloader</text:span> <text:span text:style-name="T79">Android App [ Nativescript-vue, Vue.js, Node]</text:span></text:p>
                <text:p text:style-name="P97">An Android application to search and download [only] audio from the video contents in Youtube. </text:p>
              </text:list-item>
            </text:list>
            <text:p text:style-name="P29"/>
            <text:list xml:id="list112225201163615" text:continue-numbering="true" text:style-name="WWNum1">
              <text:list-item>
                <text:p text:style-name="P77"><text:span text:style-name="T60">Semantic</text:span> Question Pair Matching with Deep Learning <text:span text:style-name="T21">[ Machine Learning with python ]</text:span></text:p>
                <text:list>
                  <text:list-item>
                    <text:list>
                      <text:list-header>
                        <text:p text:style-name="P77"><text:span text:style-name="T41"><text:s text:c="8"/></text:span><text:span text:style-name="T43">Major Project, Kantipur Engineering College, </text:span><text:span text:style-name="T42">2019</text:span><text:span text:style-name="T43"> </text:span></text:p>
                      </text:list-header>
                    </text:list>
                  </text:list-item>
                </text:list>
                <text:p text:style-name="P98">Predicted <text:span text:style-name="T22">the </text:span>semantic equivalence <text:span text:style-name="T21">between two questions</text:span> <text:span text:style-name="T20">with a</text:span> <text:span text:style-name="T20">supervised deep-</text:span>learning approach based upon <text:span text:style-name="T21">the highly dominant features. The experimental results showed that the artificial neural network with word embeddings achieved 0.7236 accuracy on the test set.</text:span></text:p>
              </text:list-item>
            </text:list>
            <text:p text:style-name="P21"/>
            <text:list xml:id="list112224673550124" text:continue-numbering="true" text:style-name="WWNum1">
              <text:list-item>
                <text:p text:style-name="P79">Home Automation with Raspberry Pi [ Java, <text:span text:style-name="T78">JavaFX,</text:span> <text:span text:style-name="T78">MySQL</text:span> <text:span text:style-name="T61">]</text:span></text:p>
                <text:p text:style-name="P79"><text:span text:style-name="T44">Minor</text:span><text:span text:style-name="T43"> Project, Kantipur Engineering College, </text:span><text:span text:style-name="T42">2018</text:span></text:p>
                <text:list>
                  <text:list-item>
                    <text:list>
                      <text:list-item>
                        <text:list>
                          <text:list-item>
                            <text:list>
                              <text:list-header>
                                <text:p text:style-name="P99">Home Automation System(HAS) using Raspberry Pi 3 employ<text:span text:style-name="T23">ed</text:span> the integration of networking and relays to provide the user with software control of various electrical appliances within their home, offering events, triggers and real-time synchronization in the overall multiuser-system.</text:p>
                              </text:list-header>
                            </text:list>
                          </text:list-item>
                        </text:list>
                      </text:list-item>
                    </text:list>
                  </text:list-item>
                </text:list>
              </text:list-item>
            </text:list>
            <text:p text:style-name="P31"/>
            <text:list xml:id="list3957146014" text:style-name="L4">
              <text:list-item>
                <text:p text:style-name="P82">Charon Classroom Android Application <text:span text:style-name="T29">[ Java, SQLite ] </text:span></text:p>
                <text:list>
                  <text:list-header>
                    <text:p text:style-name="P100">Developed an android application, <text:span text:style-name="T24">to assist the</text:span> student<text:span text:style-name="T24">s of</text:span> any institution, <text:span text:style-name="T25">in</text:span> his daily sessions like routine<text:span text:style-name="T26">s</text:span>, resources, <text:span text:style-name="T27">events, </text:span>news and updates. <text:span text:style-name="T28">With integrated Academic calendar and syllabus, heavily used by students and well maintained throughout its life.</text:span></text:p>
                  </text:list-header>
                </text:list>
              </text:list-item>
            </text:list>
            <text:p text:style-name="P22"/>
            <text:list xml:id="list112223681383929" text:continue-numbering="true" text:style-name="L4">
              <text:list-item>
                <text:p text:style-name="P83">#Tag Online Cloth Store [php]</text:p>
                <text:p text:style-name="P104">Kantipur Engineering College, LITE Technical Exhibition 2018</text:p>
                <text:list>
                  <text:list-header>
                    <text:p text:style-name="P101">“#Tag Online Cloth Store” developed as a small scale single vendor ecommerce project, with the basic setup and services</text:p>
                    <text:p text:style-name="P101">for the customers to browse and order the clothes from the categories maintained by the seller.</text:p>
                  </text:list-header>
                </text:list>
              </text:list-item>
            </text:list>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Math TeX Gyre" svg:font-family="'DejaVu Math TeX Gyre'"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StarSymbol" svg:font-family="Star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53in" style:type="center"/>
          <style:tab-stop style:position="7.090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Roboto1" fo:font-family="Roboto" style:font-pitch="variable" fo:font-size="9pt" style:font-size-asian="7.84999990463257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3" text:style-name="Numbering_20_Symbols"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Roboto1" fo:font-size="9pt" style:font-size-asian="9pt" style:font-size-complex="9pt"/>
    </style:style>
    <style:style style:name="MT1" style:family="text">
      <style:text-properties officeooo:rsid="016b0066"/>
    </style:style>
    <style:page-layout style:name="Mpm1">
      <style:page-layout-properties fo:page-width="8.2701in" fo:page-height="11.6902in" style:num-format="1" style:print-orientation="portrait" fo:margin-top="0.6in" fo:margin-bottom="0.6in" fo:margin-left="0.6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31T20:31:45.729202365</meta:creation-date>
    <dc:date>2023-01-23T11:22:02.209172136</dc:date>
    <meta:editing-duration>PT11H30M18S</meta:editing-duration>
    <meta:editing-cycles>370</meta:editing-cycles>
    <meta:generator>LibreOffice/7.3.7.2$Linux_X86_64 LibreOffice_project/30$Build-2</meta:generator>
    <meta:document-statistic meta:table-count="8" meta:image-count="0" meta:object-count="0" meta:page-count="4" meta:paragraph-count="126" meta:word-count="1264" meta:character-count="8548" meta:non-whitespace-character-count="7423"/>
  </office:meta>
</office:document-meta>
</file>